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Gidugu" svg:font-family="Gidugu" style:font-pitch="variable"/>
    <style:font-face style:name="Impact" svg:font-family="Impact" style:font-family-generic="swiss" style:font-pitch="variable"/>
    <style:font-face style:name="Jamrul" svg:font-family="Jamru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8pt" officeooo:rsid="00a76024" officeooo:paragraph-rsid="001d5441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8d281e" loext:opacity="100%" style:font-name="URW Gothic" fo:font-size="18pt" officeooo:rsid="00a76024" officeooo:paragraph-rsid="001d544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808080" loext:opacity="100%" style:font-name="URW Gothic" fo:font-size="14pt" officeooo:rsid="000fb70c" officeooo:paragraph-rsid="001d544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URW Gothic" fo:font-size="28pt" officeooo:rsid="00a63a61" officeooo:paragraph-rsid="001d5441" style:font-size-asian="24.5pt" style:font-size-complex="28pt"/>
    </style:style>
    <style:style style:name="P5" style:family="paragraph" style:parent-style-name="Standard">
      <style:text-properties style:font-name="URW Gothic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3pt" officeooo:rsid="015dd5ed" officeooo:paragraph-rsid="001d5441" fo:background-color="transparen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URW Gothic" fo:font-size="13pt" officeooo:rsid="000fb70c" officeooo:paragraph-rsid="001d5441" fo:background-color="transparen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URW Gothic" fo:font-size="13pt" officeooo:rsid="0010f6f5" officeooo:paragraph-rsid="001d5441" fo:background-color="transparen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URW Gothic" fo:font-size="13pt" officeooo:paragraph-rsid="001d5441" fo:background-color="transparent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13pt" officeooo:rsid="02a3289b" officeooo:paragraph-rsid="001d5441" fo:background-color="transparent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3pt" officeooo:rsid="02ac967d" officeooo:paragraph-rsid="001d5441" fo:background-color="transparent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3pt" officeooo:rsid="02b51f04" officeooo:paragraph-rsid="001d5441" fo:background-color="transparen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URW Gothic" fo:font-size="13pt" officeooo:rsid="02a7c2a2" officeooo:paragraph-rsid="001d5441" fo:background-color="transparent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3pt" officeooo:rsid="02a42f2b" officeooo:paragraph-rsid="001d5441" fo:background-color="transparen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URW Gothic" fo:font-size="13pt" officeooo:rsid="02aed4dc" officeooo:paragraph-rsid="001d5441" fo:background-color="transparent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URW Gothic" fo:font-size="13pt" officeooo:rsid="0010f6f5" officeooo:paragraph-rsid="001d5441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3pt" officeooo:rsid="0094cde1" officeooo:paragraph-rsid="001d5441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URW Gothic" fo:font-size="13pt" officeooo:rsid="02a3289b" officeooo:paragraph-rsid="001d5441" fo:background-color="#ffff00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URW Gothic" fo:font-size="13pt" officeooo:rsid="0010f6f5" officeooo:paragraph-rsid="001d5441" fo:background-color="#ffff00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URW Gothic" fo:font-size="13pt" officeooo:rsid="0010f6f5" officeooo:paragraph-rsid="001d5441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URW Gothic" fo:font-size="12pt" officeooo:rsid="000fb70c" officeooo:paragraph-rsid="001d5441" fo:background-color="transparent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URW Gothic" fo:font-size="12pt" officeooo:rsid="02b3f533" officeooo:paragraph-rsid="001d5441" fo:background-color="transparen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RW Gothic" fo:font-size="12pt" officeooo:paragraph-rsid="001d5441" fo:background-color="transparen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RW Gothic" fo:font-size="12pt" officeooo:rsid="02bdadf7" officeooo:paragraph-rsid="001d5441" fo:background-color="transparen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fo:background-color="transparent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URW Gothic" fo:font-size="12pt" officeooo:rsid="02f09e59" officeooo:paragraph-rsid="001d5441" fo:background-color="transparen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URW Gothic" fo:font-size="12pt" officeooo:rsid="02ea0683" officeooo:paragraph-rsid="001d5441" fo:background-color="transparen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URW Gothic" fo:font-size="12pt" officeooo:rsid="02a42f2b" officeooo:paragraph-rsid="001d5441" fo:background-color="transparen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URW Gothic" fo:font-size="12pt" officeooo:rsid="02cb665f" officeooo:paragraph-rsid="001d5441" fo:background-color="transparent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URW Gothic" fo:font-size="12pt" officeooo:rsid="02e5e0e4" officeooo:paragraph-rsid="001d5441" fo:background-color="transparent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URW Gothic" fo:font-size="12pt" officeooo:rsid="02a3289b" officeooo:paragraph-rsid="001d5441" fo:background-color="transparent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URW Gothic" fo:font-size="12pt" officeooo:rsid="02a3289b" officeooo:paragraph-rsid="0033c12f" fo:background-color="transparen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URW Gothic" fo:font-size="12pt" officeooo:rsid="02a3289b" officeooo:paragraph-rsid="00350777" fo:background-color="transparen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URW Gothic" fo:font-size="12pt" officeooo:rsid="02d21f95" officeooo:paragraph-rsid="001d5441" fo:background-color="transparen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URW Gothic" fo:font-size="12pt" officeooo:rsid="02a7c2a2" officeooo:paragraph-rsid="001d5441" fo:background-color="transparent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URW Gothic" fo:font-size="12pt" officeooo:rsid="0033c12f" officeooo:paragraph-rsid="001d5441" fo:background-color="transparent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URW Gothic" fo:font-size="12pt" officeooo:rsid="0033c12f" officeooo:paragraph-rsid="0033c12f" fo:background-color="transparent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URW Gothic" fo:font-size="12pt" officeooo:rsid="00350777" officeooo:paragraph-rsid="00350777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URW Gothic" fo:font-size="12pt" officeooo:rsid="02a3289b" officeooo:paragraph-rsid="001d5441" fo:background-color="#ffff00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fo:background-color="#ffff00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URW Gothic" fo:font-size="12pt" officeooo:paragraph-rsid="001d544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URW Gothic" officeooo:paragraph-rsid="001d5441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Gothic" fo:font-size="20pt" officeooo:rsid="02a3289b" officeooo:paragraph-rsid="001d5441" style:font-size-asian="20pt" style:font-size-complex="20pt"/>
    </style:style>
    <style:style style:name="P44" style:family="paragraph" style:parent-style-name="Standard">
      <style:paragraph-properties fo:text-align="start" style:justify-single-word="false" fo:break-before="page"/>
      <style:text-properties style:font-name="URW Gothic" fo:font-size="20pt" officeooo:rsid="000fb70c" officeooo:paragraph-rsid="001d5441" style:font-size-asian="20pt" style:font-size-complex="20pt"/>
    </style:style>
    <style:style style:name="P45" style:family="paragraph" style:parent-style-name="Standard">
      <style:paragraph-properties fo:text-align="start" style:justify-single-word="false"/>
      <style:text-properties style:font-name="URW Gothic" fo:font-size="20pt" officeooo:rsid="000fb70c" officeooo:paragraph-rsid="001d5441" style:font-size-asian="20pt" style:font-size-complex="20pt"/>
    </style:style>
    <style:style style:name="P46" style:family="paragraph" style:parent-style-name="Standard">
      <style:paragraph-properties fo:text-align="start" style:justify-single-word="false" fo:break-before="page"/>
      <style:text-properties style:font-name="URW Gothic" fo:font-size="20pt" officeooo:rsid="001d6b21" officeooo:paragraph-rsid="001d5441" style:font-size-asian="20pt" style:font-size-complex="20pt"/>
    </style:style>
    <style:style style:name="P47" style:family="paragraph" style:parent-style-name="Standard">
      <style:paragraph-properties fo:text-align="start" style:justify-single-word="false" fo:break-before="page"/>
      <style:text-properties style:font-name="URW Gothic" fo:font-size="20pt" officeooo:rsid="00a414a2" officeooo:paragraph-rsid="001d5441" style:font-size-asian="20pt" style:font-size-complex="20pt"/>
    </style:style>
    <style:style style:name="P48" style:family="paragraph" style:parent-style-name="Standard">
      <style:paragraph-properties fo:text-align="start" style:justify-single-word="false" fo:break-before="page"/>
      <style:text-properties style:font-name="URW Gothic" fo:font-size="20pt" officeooo:rsid="0092d1ca" officeooo:paragraph-rsid="001d5441" style:font-size-asian="20pt" style:font-size-complex="20pt"/>
    </style:style>
    <style:style style:name="P49" style:family="paragraph" style:parent-style-name="Standard">
      <style:paragraph-properties fo:text-align="start" style:justify-single-word="false"/>
      <style:text-properties style:font-name="URW Gothic" fo:font-size="20pt" fo:font-weight="normal" officeooo:rsid="014485e0" officeooo:paragraph-rsid="001d5441" style:font-size-asian="20pt" style:font-weight-asian="normal" style:font-size-complex="20pt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style:font-name="URW Gothic" fo:font-size="20pt" fo:font-weight="normal" officeooo:rsid="00934277" officeooo:paragraph-rsid="001d5441" style:font-size-asian="20pt" style:font-weight-asian="normal" style:font-size-complex="2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RW Gothic" officeooo:paragraph-rsid="001d5441" fo:background-color="transparent"/>
    </style:style>
    <style:style style:name="P52" style:family="paragraph" style:parent-style-name="Standard">
      <style:paragraph-properties fo:text-align="start" style:justify-single-word="false"/>
      <style:text-properties style:font-name="URW Gothic" fo:font-size="14pt" officeooo:rsid="02ccc6e2" officeooo:paragraph-rsid="001d5441" fo:background-color="transparent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URW Gothic" fo:font-size="14pt" officeooo:rsid="02bdadf7" officeooo:paragraph-rsid="001d5441" fo:background-color="transparent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URW Gothic" fo:font-size="14pt" officeooo:rsid="02c5ffbf" officeooo:paragraph-rsid="001d5441" fo:background-color="transparent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URW Gothic" fo:font-size="14pt" officeooo:rsid="000fb70c" officeooo:paragraph-rsid="001d5441" fo:background-color="transparent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URW Gothic" fo:font-size="14pt" officeooo:rsid="00f43335" officeooo:paragraph-rsid="001d5441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URW Gothic" fo:font-size="14pt" officeooo:rsid="000fb70c" officeooo:paragraph-rsid="001d5441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URW Gothic" fo:font-size="14pt" officeooo:rsid="008b4639" officeooo:paragraph-rsid="001d5441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URW Gothic" fo:font-size="14pt" officeooo:rsid="00fa40e6" officeooo:paragraph-rsid="001d5441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URW Gothic" fo:font-size="14pt" officeooo:rsid="00f743b6" officeooo:paragraph-rsid="001d5441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URW Gothic" fo:font-size="14pt" officeooo:paragraph-rsid="001d5441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URW Gothic" fo:font-size="14pt" officeooo:rsid="001eba0d" officeooo:paragraph-rsid="001d5441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URW Gothic" fo:font-size="14pt" officeooo:rsid="001d6b21" officeooo:paragraph-rsid="001d5441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8c7bc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5a7cb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URW Gothic" fo:font-size="14pt" officeooo:rsid="0145d716" officeooo:paragraph-rsid="001d5441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URW Gothic" fo:font-size="14pt" officeooo:rsid="01416eab" officeooo:paragraph-rsid="001d5441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URW Gothic" fo:font-size="14pt" officeooo:rsid="00934277" officeooo:paragraph-rsid="001d5441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URW Gothic" fo:font-size="14pt" officeooo:rsid="0094cde1" officeooo:paragraph-rsid="001d5441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URW Gothic" fo:font-size="14pt" officeooo:rsid="0010f6f5" officeooo:paragraph-rsid="001d5441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URW Gothic" fo:font-size="14pt" officeooo:rsid="001d2d91" officeooo:paragraph-rsid="001d5441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URW Gothic" fo:font-size="14pt" officeooo:rsid="0015e49c" officeooo:paragraph-rsid="001d5441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4pt" officeooo:rsid="026c20cf" officeooo:paragraph-rsid="001d5441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28c7bc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1d5441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RW Gothic" fo:font-size="14pt" fo:font-weight="normal" officeooo:rsid="00934277" officeooo:paragraph-rsid="0028c7bc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RW Gothic" fo:font-size="14pt" officeooo:rsid="00176afe" officeooo:paragraph-rsid="001d5441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URW Gothic" fo:font-size="18pt" officeooo:rsid="0010f6f5" officeooo:paragraph-rsid="001d5441" style:font-size-asian="15.75pt" style:font-size-complex="18pt"/>
    </style:style>
    <style:style style:name="P79" style:family="paragraph" style:parent-style-name="Standard">
      <style:paragraph-properties fo:text-align="start" style:justify-single-word="false"/>
      <style:text-properties style:font-name="URW Gothic" fo:font-size="18pt" officeooo:rsid="0019443a" officeooo:paragraph-rsid="001d5441" style:font-size-asian="15.75pt" style:font-size-complex="18pt"/>
    </style:style>
    <style:style style:name="P80" style:family="paragraph" style:parent-style-name="Standard">
      <style:paragraph-properties fo:text-align="start" style:justify-single-word="false"/>
      <style:text-properties style:font-name="URW Gothic" fo:font-size="18pt" officeooo:rsid="00fd28ff" officeooo:paragraph-rsid="001d5441" style:font-size-asian="15.75pt" style:font-size-complex="18pt"/>
    </style:style>
    <style:style style:name="P81" style:family="paragraph" style:parent-style-name="Standard">
      <style:paragraph-properties fo:text-align="start" style:justify-single-word="false"/>
      <style:text-properties style:font-name="URW Gothic" fo:font-size="18pt" officeooo:rsid="001eba0d" officeooo:paragraph-rsid="001d5441" style:font-size-asian="15.75pt" style:font-size-complex="18pt"/>
    </style:style>
    <style:style style:name="P82" style:family="paragraph" style:parent-style-name="Standard">
      <style:paragraph-properties fo:text-align="start" style:justify-single-word="false"/>
      <style:text-properties style:font-name="URW Gothic" fo:font-size="18pt" officeooo:rsid="001d6b21" officeooo:paragraph-rsid="001d5441" style:font-size-asian="15.75pt" style:font-size-complex="18pt"/>
    </style:style>
    <style:style style:name="P83" style:family="paragraph" style:parent-style-name="Standard">
      <style:paragraph-properties fo:text-align="center" style:justify-single-word="false"/>
      <style:text-properties style:font-name="URW Gothic" fo:font-size="18pt" officeooo:rsid="000fb70c" officeooo:paragraph-rsid="001d5441" style:font-size-asian="15.75pt" style:font-size-complex="18pt"/>
    </style:style>
    <style:style style:name="P84" style:family="paragraph" style:parent-style-name="Standard">
      <style:paragraph-properties fo:text-align="start" style:justify-single-word="false"/>
      <style:text-properties style:font-name="URW Gothic" fo:font-size="18pt" fo:font-weight="bold" officeooo:rsid="001eba0d" officeooo:paragraph-rsid="001d5441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URW Gothic" fo:font-size="18pt" officeooo:rsid="0094cde1" officeooo:paragraph-rsid="001d5441" style:font-size-asian="18pt" style:font-size-complex="18pt"/>
    </style:style>
    <style:style style:name="P86" style:family="paragraph" style:parent-style-name="Standard">
      <style:paragraph-properties fo:text-align="start" style:justify-single-word="false"/>
      <style:text-properties style:font-name="URW Gothic" fo:font-size="18pt" officeooo:rsid="00a22c8d" officeooo:paragraph-rsid="001d5441" style:font-size-asian="18pt" style:font-size-complex="18pt"/>
    </style:style>
    <style:style style:name="P87" style:family="paragraph" style:parent-style-name="Standard">
      <style:paragraph-properties fo:text-align="start" style:justify-single-word="false"/>
      <style:text-properties style:font-name="URW Gothic" fo:font-size="18pt" officeooo:rsid="00a414a2" officeooo:paragraph-rsid="001d5441" style:font-size-asian="18pt" style:font-size-complex="18pt"/>
    </style:style>
    <style:style style:name="P88" style:family="paragraph" style:parent-style-name="Standard">
      <style:paragraph-properties fo:text-align="start" style:justify-single-word="false"/>
      <style:text-properties style:font-name="URW Gothic" fo:font-size="16pt" officeooo:rsid="010688e5" officeooo:paragraph-rsid="001d5441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ebd44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d5441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URW Gothic" fo:font-size="16pt" officeooo:rsid="0094cde1" officeooo:paragraph-rsid="001d5441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style:font-name="URW Gothic" fo:font-size="16pt" officeooo:rsid="001d6b21" officeooo:paragraph-rsid="001d5441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style:font-name="URW Gothic" fo:font-size="22pt" fo:font-weight="bold" officeooo:rsid="001eba0d" officeooo:paragraph-rsid="001d5441" style:font-size-asian="22pt" style:font-weight-asian="bold" style:font-size-complex="2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URW Gothic" fo:font-size="24pt" officeooo:rsid="001d6b21" officeooo:paragraph-rsid="001d5441" style:font-size-asian="24pt" style:font-size-complex="24pt"/>
    </style:style>
    <style:style style:name="P95" style:family="paragraph" style:parent-style-name="Standard">
      <style:paragraph-properties fo:text-align="start" style:justify-single-word="false"/>
      <style:text-properties style:font-name="URW Gothic" fo:font-size="24pt" fo:font-weight="normal" officeooo:rsid="00934277" officeooo:paragraph-rsid="001d5441" style:font-size-asian="24pt" style:font-weight-asian="normal" style:font-size-complex="24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URW Gothic" fo:font-size="96pt" officeooo:rsid="000fb70c" officeooo:paragraph-rsid="001d5441" style:font-size-asian="96pt" style:font-size-complex="96pt"/>
    </style:style>
    <style:style style:name="P97" style:family="paragraph" style:parent-style-name="Standard">
      <style:paragraph-properties fo:text-align="start" style:justify-single-word="false"/>
      <style:text-properties style:font-name="URW Gothic" officeooo:rsid="003760a6" officeooo:paragraph-rsid="003760a6"/>
    </style:style>
    <style:style style:name="P98" style:family="paragraph">
      <style:paragraph-properties fo:text-align="center"/>
    </style:style>
    <style:style style:name="P99" style:family="paragraph">
      <loext:graphic-properties draw:fill="none" draw:fill-color="#ffffff"/>
      <style:paragraph-properties fo:text-align="center" style:writing-mode="lr-tb"/>
      <style:text-properties style:font-name="URW Gothic" fo:font-size="96pt" style:font-size-asian="96pt" style:font-size-complex="96pt"/>
    </style:style>
    <style:style style:name="T1" style:family="text">
      <style:text-properties fo:color="#c9211e" loext:opacity="100%" officeooo:rsid="02955879"/>
    </style:style>
    <style:style style:name="T2" style:family="text">
      <style:text-properties style:use-window-font-color="true" loext:opacity="0%" fo:font-size="48pt" officeooo:rsid="02955879" style:font-size-asian="48pt" style:font-size-complex="48pt"/>
    </style:style>
    <style:style style:name="T3" style:family="text">
      <style:text-properties fo:color="#2a6099" loext:opacity="100%" officeooo:rsid="02955879"/>
    </style:style>
    <style:style style:name="T4" style:family="text">
      <style:text-properties officeooo:rsid="00a81f06"/>
    </style:style>
    <style:style style:name="T5" style:family="text">
      <style:text-properties officeooo:rsid="001d2d91"/>
    </style:style>
    <style:style style:name="T6" style:family="text">
      <style:text-properties officeooo:rsid="005d85b1"/>
    </style:style>
    <style:style style:name="T7" style:family="text">
      <style:text-properties officeooo:rsid="029fa800"/>
    </style:style>
    <style:style style:name="T8" style:family="text">
      <style:text-properties officeooo:rsid="005aba84"/>
    </style:style>
    <style:style style:name="T9" style:family="text">
      <style:text-properties officeooo:rsid="0025bc1d"/>
    </style:style>
    <style:style style:name="T10" style:family="text">
      <style:text-properties officeooo:rsid="0013db20"/>
    </style:style>
    <style:style style:name="T11" style:family="text">
      <style:text-properties officeooo:rsid="0015e49c"/>
    </style:style>
    <style:style style:name="T12" style:family="text">
      <style:text-properties officeooo:rsid="00141b18"/>
    </style:style>
    <style:style style:name="T13" style:family="text">
      <style:text-properties officeooo:rsid="0023d687"/>
    </style:style>
    <style:style style:name="T14" style:family="text">
      <style:text-properties officeooo:rsid="00289e53"/>
    </style:style>
    <style:style style:name="T15" style:family="text">
      <style:text-properties officeooo:rsid="001d6b21"/>
    </style:style>
    <style:style style:name="T16" style:family="text">
      <style:text-properties officeooo:rsid="026e54ea"/>
    </style:style>
    <style:style style:name="T17" style:family="text">
      <style:text-properties officeooo:rsid="005c82fc"/>
    </style:style>
    <style:style style:name="T18" style:family="text">
      <style:text-properties officeooo:rsid="0231a1ee"/>
    </style:style>
    <style:style style:name="T19" style:family="text">
      <style:text-properties officeooo:rsid="00a24b26"/>
    </style:style>
    <style:style style:name="T20" style:family="text">
      <style:text-properties officeooo:rsid="009f01b5"/>
    </style:style>
    <style:style style:name="T21" style:family="text">
      <style:text-properties officeooo:rsid="0022b6e7"/>
    </style:style>
    <style:style style:name="T22" style:family="text">
      <style:text-properties officeooo:rsid="0020d31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fd2f56"/>
    </style:style>
    <style:style style:name="T26" style:family="text">
      <style:text-properties officeooo:rsid="00fc03e2"/>
    </style:style>
    <style:style style:name="T27" style:family="text">
      <style:text-properties officeooo:rsid="00fae2dc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officeooo:rsid="02a3289b" style:font-size-asian="16pt" style:font-size-complex="16pt"/>
    </style:style>
    <style:style style:name="T30" style:family="text">
      <style:text-properties fo:font-size="16pt" officeooo:rsid="02a42f2b" style:font-size-asian="16pt" style:font-size-complex="16pt"/>
    </style:style>
    <style:style style:name="T31" style:family="text">
      <style:text-properties fo:font-size="16pt" officeooo:rsid="02ac967d" style:font-size-asian="16pt" style:font-size-complex="16pt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10f6f5" fo:background-color="#ffff00" loext:char-shading-value="0"/>
    </style:style>
    <style:style style:name="T34" style:family="text">
      <style:text-properties officeooo:rsid="003e81d3" fo:background-color="#ffff00" loext:char-shading-value="0"/>
    </style:style>
    <style:style style:name="T35" style:family="text">
      <style:text-properties officeooo:rsid="005f9c2d" fo:background-color="#ffff00" loext:char-shading-value="0"/>
    </style:style>
    <style:style style:name="T36" style:family="text">
      <style:text-properties officeooo:rsid="015dd5ed"/>
    </style:style>
    <style:style style:name="T37" style:family="text">
      <style:text-properties officeooo:rsid="02a5e9de"/>
    </style:style>
    <style:style style:name="T38" style:family="text">
      <style:text-properties officeooo:rsid="0010f6f5"/>
    </style:style>
    <style:style style:name="T39" style:family="text">
      <style:text-properties officeooo:rsid="02ac967d"/>
    </style:style>
    <style:style style:name="T40" style:family="text">
      <style:text-properties officeooo:rsid="02a3289b"/>
    </style:style>
    <style:style style:name="T41" style:family="text">
      <style:text-properties officeooo:rsid="02b7c215"/>
    </style:style>
    <style:style style:name="T42" style:family="text">
      <style:text-properties officeooo:rsid="02b38150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2b3f533" style:font-size-asian="14pt" style:font-size-complex="14pt"/>
    </style:style>
    <style:style style:name="T45" style:family="text">
      <style:text-properties fo:font-size="14pt" officeooo:rsid="02a42f2b" style:font-size-asian="14pt" style:font-size-complex="14pt"/>
    </style:style>
    <style:style style:name="T46" style:family="text">
      <style:text-properties fo:font-size="14pt" officeooo:rsid="02bd325a" style:font-size-asian="14pt" style:font-size-complex="14pt"/>
    </style:style>
    <style:style style:name="T47" style:family="text">
      <style:text-properties fo:font-size="14pt" officeooo:rsid="02a5e9de" style:font-size-asian="14pt" style:font-size-complex="14pt"/>
    </style:style>
    <style:style style:name="T48" style:family="text">
      <style:text-properties fo:font-size="14pt" officeooo:rsid="02d2b950" style:font-size-asian="14pt" style:font-size-complex="14pt"/>
    </style:style>
    <style:style style:name="T49" style:family="text">
      <style:text-properties fo:font-size="14pt" officeooo:rsid="02cb665f" style:font-size-asian="14pt" style:font-size-complex="14pt"/>
    </style:style>
    <style:style style:name="T50" style:family="text">
      <style:text-properties fo:font-size="14pt" officeooo:rsid="02ce5e6c" style:font-size-asian="14pt" style:font-size-complex="14pt"/>
    </style:style>
    <style:style style:name="T51" style:family="text">
      <style:text-properties fo:font-size="14pt" officeooo:rsid="0010f6f5" style:font-size-asian="14pt" style:font-size-complex="14pt"/>
    </style:style>
    <style:style style:name="T52" style:family="text">
      <style:text-properties fo:font-size="14pt" officeooo:rsid="029bbb77" style:font-size-asian="14pt" style:font-size-complex="14pt"/>
    </style:style>
    <style:style style:name="T53" style:family="text">
      <style:text-properties fo:font-size="14pt" officeooo:rsid="026adc7c" style:font-size-asian="14pt" style:font-size-complex="14pt"/>
    </style:style>
    <style:style style:name="T54" style:family="text">
      <style:text-properties fo:font-size="14pt" officeooo:rsid="026b5357" style:font-size-asian="14pt" style:font-size-complex="14pt"/>
    </style:style>
    <style:style style:name="T55" style:family="text">
      <style:text-properties fo:font-size="14pt" officeooo:rsid="026c20cf" style:font-size-asian="14pt" style:font-size-complex="14pt"/>
    </style:style>
    <style:style style:name="T56" style:family="text">
      <style:text-properties fo:font-size="14pt" officeooo:rsid="029c90f7" style:font-size-asian="14pt" style:font-size-complex="14pt"/>
    </style:style>
    <style:style style:name="T57" style:family="text">
      <style:text-properties fo:font-size="14pt" officeooo:rsid="0015e49c" style:font-size-asian="14pt" style:font-size-complex="14pt"/>
    </style:style>
    <style:style style:name="T58" style:family="text">
      <style:text-properties fo:font-size="14pt" officeooo:rsid="029dc3f2" style:font-size-asian="14pt" style:font-size-complex="14pt"/>
    </style:style>
    <style:style style:name="T59" style:family="text">
      <style:text-properties fo:font-size="14pt" officeooo:rsid="00cfad1b" style:font-size-asian="14pt" style:font-size-complex="14pt"/>
    </style:style>
    <style:style style:name="T60" style:family="text">
      <style:text-properties fo:font-size="14pt" officeooo:rsid="0027a948" style:font-size-asian="14pt" style:font-size-complex="14pt"/>
    </style:style>
    <style:style style:name="T61" style:family="text">
      <style:text-properties fo:font-size="14pt" officeooo:rsid="026c6819" style:font-size-asian="14pt" style:font-size-complex="14pt"/>
    </style:style>
    <style:style style:name="T62" style:family="text">
      <style:text-properties fo:font-size="14pt" officeooo:rsid="02ccc6e2" style:font-size-asian="14pt" style:font-size-complex="14pt"/>
    </style:style>
    <style:style style:name="T63" style:family="text">
      <style:text-properties fo:font-size="14pt" officeooo:rsid="02c5ffbf" style:font-size-asian="14pt" style:font-size-complex="14pt"/>
    </style:style>
    <style:style style:name="T64" style:family="text">
      <style:text-properties fo:font-size="14pt" officeooo:rsid="02a7c2a2" style:font-size-asian="14pt" style:font-size-complex="14pt"/>
    </style:style>
    <style:style style:name="T65" style:family="text">
      <style:text-properties fo:font-size="14pt" officeooo:rsid="0304c1a3" style:font-size-asian="14pt" style:font-size-complex="14pt"/>
    </style:style>
    <style:style style:name="T66" style:family="text">
      <style:text-properties fo:font-size="14pt" officeooo:rsid="00165c37" style:font-size-asian="12.25pt" style:font-size-complex="14pt"/>
    </style:style>
    <style:style style:name="T67" style:family="text">
      <style:text-properties fo:font-size="14pt" officeooo:rsid="00176afe" style:font-size-asian="12.25pt" style:font-size-complex="14pt"/>
    </style:style>
    <style:style style:name="T68" style:family="text">
      <style:text-properties fo:font-size="14pt" officeooo:rsid="02980752" style:font-size-asian="12.25pt" style:font-size-complex="14pt"/>
    </style:style>
    <style:style style:name="T69" style:family="text">
      <style:text-properties fo:font-size="14pt" officeooo:rsid="0299ef68" style:font-size-asian="12.25pt" style:font-size-complex="14pt"/>
    </style:style>
    <style:style style:name="T70" style:family="text">
      <style:text-properties fo:font-size="14pt" officeooo:rsid="0031dd33" style:font-size-asian="12.25pt" style:font-size-complex="14pt"/>
    </style:style>
    <style:style style:name="T71" style:family="text">
      <style:text-properties officeooo:rsid="02c2761d"/>
    </style:style>
    <style:style style:name="T72" style:family="text">
      <style:text-properties officeooo:rsid="02b3f533"/>
    </style:style>
    <style:style style:name="T73" style:family="text">
      <style:text-properties officeooo:rsid="02bdadf7"/>
    </style:style>
    <style:style style:name="T74" style:family="text">
      <style:text-properties officeooo:rsid="02c46aed"/>
    </style:style>
    <style:style style:name="T75" style:family="text">
      <style:text-properties officeooo:rsid="02cb665f"/>
    </style:style>
    <style:style style:name="T76" style:family="text">
      <style:text-properties officeooo:rsid="02ccc6e2"/>
    </style:style>
    <style:style style:name="T77" style:family="text">
      <style:text-properties officeooo:rsid="02a7c2a2"/>
    </style:style>
    <style:style style:name="T78" style:family="text">
      <style:text-properties officeooo:rsid="02cf0709"/>
    </style:style>
    <style:style style:name="T79" style:family="text">
      <style:text-properties officeooo:rsid="02d79dec"/>
    </style:style>
    <style:style style:name="T80" style:family="text">
      <style:text-properties officeooo:rsid="02e1b253"/>
    </style:style>
    <style:style style:name="T81" style:family="text">
      <style:text-properties officeooo:rsid="02d7bcb5"/>
    </style:style>
    <style:style style:name="T82" style:family="text">
      <style:text-properties officeooo:rsid="02d9d1b4"/>
    </style:style>
    <style:style style:name="T83" style:family="text">
      <style:text-properties officeooo:rsid="02dd1748"/>
    </style:style>
    <style:style style:name="T84" style:family="text">
      <style:text-properties officeooo:rsid="02ec3a2b"/>
    </style:style>
    <style:style style:name="T85" style:family="text">
      <style:text-properties officeooo:rsid="02d94a9d"/>
    </style:style>
    <style:style style:name="T86" style:family="text">
      <style:text-properties officeooo:rsid="02df47af"/>
    </style:style>
    <style:style style:name="T87" style:family="text">
      <style:text-properties officeooo:rsid="02e46622"/>
    </style:style>
    <style:style style:name="T88" style:family="text">
      <style:text-properties officeooo:rsid="02e5e0e4"/>
    </style:style>
    <style:style style:name="T89" style:family="text">
      <style:text-properties officeooo:rsid="02f7a1d8"/>
    </style:style>
    <style:style style:name="T90" style:family="text">
      <style:text-properties officeooo:rsid="02ea0683"/>
    </style:style>
    <style:style style:name="T91" style:family="text">
      <style:text-properties officeooo:rsid="02fac08c"/>
    </style:style>
    <style:style style:name="T92" style:family="text">
      <style:text-properties officeooo:rsid="02faf12b"/>
    </style:style>
    <style:style style:name="T93" style:family="text">
      <style:text-properties officeooo:rsid="0301015a"/>
    </style:style>
    <style:style style:name="T94" style:family="text">
      <style:text-properties officeooo:rsid="02a42f2b"/>
    </style:style>
    <style:style style:name="T95" style:family="text">
      <style:text-properties officeooo:rsid="00934277"/>
    </style:style>
    <style:style style:name="T96" style:family="text">
      <style:text-properties officeooo:rsid="0094cde1"/>
    </style:style>
    <style:style style:name="T97" style:family="text">
      <style:text-properties officeooo:rsid="00a54dad"/>
    </style:style>
    <style:style style:name="T98" style:family="text">
      <style:text-properties officeooo:rsid="009c6b30"/>
    </style:style>
    <style:style style:name="T99" style:family="text">
      <style:text-properties officeooo:rsid="00996386"/>
    </style:style>
    <style:style style:name="T100" style:family="text">
      <style:text-properties officeooo:rsid="009a1970"/>
    </style:style>
    <style:style style:name="T101" style:family="text">
      <style:text-properties officeooo:rsid="00a08827"/>
    </style:style>
    <style:style style:name="T102" style:family="text">
      <style:text-properties officeooo:rsid="01478e24"/>
    </style:style>
    <style:style style:name="T103" style:family="text">
      <style:text-properties officeooo:rsid="00a76024"/>
    </style:style>
    <style:style style:name="T104" style:family="text">
      <style:text-properties officeooo:rsid="014485e0"/>
    </style:style>
    <style:style style:name="T105" style:family="text">
      <style:text-properties officeooo:rsid="0145d716"/>
    </style:style>
    <style:style style:name="T106" style:family="text">
      <style:text-properties officeooo:rsid="014a83ea"/>
    </style:style>
    <style:style style:name="T107" style:family="text">
      <style:text-properties officeooo:rsid="014950a8"/>
    </style:style>
    <style:style style:name="T108" style:family="text">
      <style:text-properties officeooo:rsid="001eba0d"/>
    </style:style>
    <style:style style:name="T109" style:family="text">
      <style:text-properties officeooo:rsid="00fd28ff"/>
    </style:style>
    <style:style style:name="T110" style:family="text">
      <style:text-properties officeooo:rsid="010688e5"/>
    </style:style>
    <style:style style:name="T111" style:family="text">
      <style:text-properties officeooo:rsid="01622442"/>
    </style:style>
    <style:style style:name="T112" style:family="text">
      <style:text-properties officeooo:rsid="00fa40e6"/>
    </style:style>
    <style:style style:name="T113" style:family="text">
      <style:text-properties officeooo:rsid="02946322"/>
    </style:style>
    <style:style style:name="T114" style:family="text">
      <style:text-properties officeooo:rsid="00f2068e"/>
    </style:style>
    <style:style style:name="T115" style:family="text">
      <style:text-properties officeooo:rsid="00f43335"/>
    </style:style>
    <style:style style:name="T116" style:family="text">
      <style:text-properties officeooo:rsid="015e9b28"/>
    </style:style>
    <style:style style:name="T117" style:family="text">
      <style:text-properties officeooo:rsid="0103f00d"/>
    </style:style>
    <style:style style:name="T118" style:family="text">
      <style:text-properties fo:font-size="13pt" officeooo:rsid="02a3289b" fo:background-color="transparent" loext:char-shading-value="0" style:font-size-asian="13pt" style:font-size-complex="13pt"/>
    </style:style>
    <style:style style:name="T119" style:family="text">
      <style:text-properties fo:font-size="13pt" officeooo:rsid="02b7c215" fo:background-color="transparent" loext:char-shading-value="0" style:font-size-asian="13pt" style:font-size-complex="13pt"/>
    </style:style>
    <style:style style:name="T120" style:family="text">
      <style:text-properties fo:font-size="13pt" officeooo:rsid="02a42f2b" fo:background-color="transparent" loext:char-shading-value="0" style:font-size-asian="13pt" style:font-size-complex="13pt"/>
    </style:style>
    <style:style style:name="T121" style:family="text">
      <style:text-properties fo:font-size="13pt" officeooo:rsid="0010f6f5" fo:background-color="transparent" loext:char-shading-value="0" style:font-size-asian="13pt" style:font-size-complex="13pt"/>
    </style:style>
    <style:style style:name="T122" style:family="text">
      <style:text-properties fo:font-size="13pt" officeooo:rsid="02a7c2a2" fo:background-color="transparent" loext:char-shading-value="0" style:font-size-asian="13pt" style:font-size-complex="13pt"/>
    </style:style>
    <style:style style:name="T123" style:family="text">
      <style:text-properties fo:font-size="13pt" officeooo:rsid="02ac967d" fo:background-color="transparent" loext:char-shading-value="0" style:font-size-asian="13pt" style:font-size-complex="13pt"/>
    </style:style>
    <style:style style:name="T124" style:family="text">
      <style:text-properties fo:font-size="13pt" officeooo:rsid="02b38150" fo:background-color="transparent" loext:char-shading-value="0" style:font-size-asian="13pt" style:font-size-complex="13pt"/>
    </style:style>
    <style:style style:name="T125" style:family="text">
      <style:text-properties fo:font-size="13pt" officeooo:rsid="02c0a08e" fo:background-color="transparent" loext:char-shading-value="0" style:font-size-asian="13pt" style:font-size-complex="13pt"/>
    </style:style>
    <style:style style:name="T126" style:family="text">
      <style:text-properties officeooo:rsid="02b4a894"/>
    </style:style>
    <style:style style:name="T127" style:family="text">
      <style:text-properties officeooo:rsid="02c0a08e"/>
    </style:style>
    <style:style style:name="T128" style:family="text">
      <style:text-properties officeooo:rsid="02a3289b" fo:background-color="transparent" loext:char-shading-value="0"/>
    </style:style>
    <style:style style:name="T129" style:family="text">
      <style:text-properties officeooo:rsid="02a42f2b" fo:background-color="transparent" loext:char-shading-value="0"/>
    </style:style>
    <style:style style:name="T130" style:family="text">
      <style:text-properties officeooo:rsid="02b38150" fo:background-color="transparent" loext:char-shading-value="0"/>
    </style:style>
    <style:style style:name="T131" style:family="text">
      <style:text-properties officeooo:rsid="02b3f533" fo:background-color="transparent" loext:char-shading-value="0"/>
    </style:style>
    <style:style style:name="T132" style:family="text">
      <style:text-properties officeooo:rsid="0010f6f5" fo:background-color="transparent" loext:char-shading-value="0"/>
    </style:style>
    <style:style style:name="T133" style:family="text">
      <style:text-properties officeooo:rsid="02bb8d3a"/>
    </style:style>
    <style:style style:name="T134" style:family="text">
      <style:text-properties officeooo:rsid="02c7e62a"/>
    </style:style>
    <style:style style:name="T135" style:family="text">
      <style:text-properties fo:font-size="12pt" fo:background-color="transparent" loext:char-shading-value="0" style:font-size-asian="12pt" style:font-size-complex="12pt"/>
    </style:style>
    <style:style style:name="T136" style:family="text">
      <style:text-properties fo:font-size="12pt" officeooo:rsid="000fb70c" fo:background-color="transparent" loext:char-shading-value="0" style:font-size-asian="12pt" style:font-size-complex="12pt"/>
    </style:style>
    <style:style style:name="T137" style:family="text">
      <style:text-properties fo:font-size="12pt" officeooo:rsid="02cb665f" fo:background-color="transparent" loext:char-shading-value="0" style:font-size-asian="12pt" style:font-size-complex="12pt"/>
    </style:style>
    <style:style style:name="T138" style:family="text">
      <style:text-properties fo:font-size="12pt" officeooo:rsid="0010f6f5" fo:background-color="transparent" loext:char-shading-value="0" style:font-size-asian="12pt" style:font-size-complex="12pt"/>
    </style:style>
    <style:style style:name="T139" style:family="text">
      <style:text-properties fo:font-size="12pt" officeooo:rsid="02a42f2b" fo:background-color="transparent" loext:char-shading-value="0" style:font-size-asian="12pt" style:font-size-complex="12pt"/>
    </style:style>
    <style:style style:name="T140" style:family="text">
      <style:text-properties fo:font-size="12pt" officeooo:rsid="003760a6" fo:background-color="transparent" loext:char-shading-value="0" style:font-size-asian="12pt" style:font-size-complex="12pt"/>
    </style:style>
    <style:style style:name="T141" style:family="text">
      <style:text-properties fo:font-size="12pt" officeooo:rsid="0010f6f5" style:font-size-asian="12pt" style:font-size-complex="12pt"/>
    </style:style>
    <style:style style:name="T142" style:family="text">
      <style:text-properties fo:font-size="12pt" officeooo:rsid="02d9d1b4" style:font-size-asian="12pt" style:font-size-complex="12pt"/>
    </style:style>
    <style:style style:name="T143" style:family="text">
      <style:text-properties fo:font-size="12pt" officeooo:rsid="02dd1748" style:font-size-asian="12pt" style:font-size-complex="12pt"/>
    </style:style>
    <style:style style:name="T144" style:family="text">
      <style:text-properties fo:font-size="12pt" officeooo:rsid="02df47af" style:font-size-asian="12pt" style:font-size-complex="12pt"/>
    </style:style>
    <style:style style:name="T145" style:family="text">
      <style:text-properties officeooo:rsid="02de4cdf"/>
    </style:style>
    <style:style style:name="T146" style:family="text">
      <style:text-properties officeooo:rsid="02ee33c2"/>
    </style:style>
    <style:style style:name="T147" style:family="text">
      <style:text-properties officeooo:rsid="02ebe22a"/>
    </style:style>
    <style:style style:name="T148" style:family="text">
      <style:text-properties officeooo:rsid="02eeaa4b"/>
    </style:style>
    <style:style style:name="T149" style:family="text">
      <style:text-properties officeooo:rsid="02f09e59"/>
    </style:style>
    <style:style style:name="T150" style:family="text">
      <style:text-properties officeooo:rsid="02f1fc6f"/>
    </style:style>
    <style:style style:name="T151" style:family="text">
      <style:text-properties officeooo:rsid="02f2ee6f"/>
    </style:style>
    <style:style style:name="T152" style:family="text">
      <style:text-properties officeooo:rsid="02ef6a0d"/>
    </style:style>
    <style:style style:name="T153" style:family="text">
      <style:text-properties officeooo:rsid="02f3c3cf"/>
    </style:style>
    <style:style style:name="T154" style:family="text">
      <style:text-properties officeooo:rsid="02fe1e87"/>
    </style:style>
    <style:style style:name="T155" style:family="text">
      <style:text-properties officeooo:rsid="02fce764"/>
    </style:style>
    <style:style style:name="T156" style:family="text">
      <style:text-properties officeooo:rsid="030010cf"/>
    </style:style>
    <style:style style:name="T157" style:family="text">
      <style:text-properties officeooo:rsid="00204ef6"/>
    </style:style>
    <style:style style:name="T158" style:family="text">
      <style:text-properties officeooo:rsid="0021e478"/>
    </style:style>
    <style:style style:name="T159" style:family="text">
      <style:text-properties officeooo:rsid="00273e12"/>
    </style:style>
    <style:style style:name="T160" style:family="text">
      <style:text-properties officeooo:rsid="0028c7bc"/>
    </style:style>
    <style:style style:name="T161" style:family="text">
      <style:text-properties officeooo:rsid="00310064"/>
    </style:style>
    <style:style style:name="T162" style:family="text">
      <style:text-properties officeooo:rsid="00322613"/>
    </style:style>
    <style:style style:name="T163" style:family="text">
      <style:text-properties officeooo:rsid="00337c94"/>
    </style:style>
    <style:style style:name="T164" style:family="text">
      <style:text-properties officeooo:rsid="003623d7"/>
    </style:style>
    <style:style style:name="T165" style:family="text">
      <style:text-properties officeooo:rsid="003760a6"/>
    </style:style>
    <style:style style:name="T166" style:family="text">
      <style:text-properties officeooo:rsid="0037a714"/>
    </style:style>
    <style:style style:name="T167" style:family="text">
      <style:text-properties fo:color="#2a6099" loext:opacity="100%" style:font-name="URW Gothic" fo:font-size="96pt" style:font-size-asian="96pt" style:font-name-complex="Impact" style:font-size-complex="96pt"/>
    </style:style>
    <style:style style:name="gr1" style:family="graphic">
      <style:graphic-properties draw:stroke="none" svg:stroke-color="#000000" draw:fill="none" draw:fill-color="#ffffff" fo:min-height="1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/>
      <text:p text:style-name="P83"/>
      <text:p text:style-name="P83"/>
      <text:p text:style-name="P83"/>
      <text:p text:style-name="P83"/>
      <text:p text:style-name="P83"/>
      <text:p text:style-name="P96"><draw:frame text:anchor-type="paragraph" draw:z-index="0" draw:name="Shape2" draw:style-name="gr1" draw:text-style-name="P99" svg:width="1.1087in" svg:height="1.6276in" svg:x="4.8882in" svg:y="0.0898in"><draw:text-box><text:p text:style-name="P98"><text:span text:style-name="T167">C</text:span></text:p></draw:text-box></draw:frame><text:span text:style-name="T1">E</text:span><text:span text:style-name="T2">xtended</text:span><text:span text:style-name="T3"> </text:span></text:p>
      <text:p text:style-name="P1"><text:span text:style-name="T4">V</text:span>ersion 1.0</text:p>
      <text:p text:style-name="P2"/>
      <text:p text:style-name="P3">By Malith Perera</text:p>
      <text:p text:style-name="P4"/>
      <text:p text:style-name="P48">Introduction</text:p>
      <text:p text:style-name="P70"/>
      <text:p text:style-name="P42"><text:span text:style-name="T66"><text:tab/>Extended C allows you to do every thing what C does and extend </text:span><text:span text:style-name="T67">C </text:span><text:span text:style-name="T66">functionalities to create easy variables, arrays, lists, queues, stacks. </text:span><text:span text:style-name="T68">It</text:span><text:span text:style-name="T66"> </text:span><text:span text:style-name="T68">also </text:span><text:span text:style-name="T67">help you to </text:span><text:span text:style-name="T70">manage dynamic</text:span><text:span text:style-name="T67"> memory if you are interested in. That's not all it </text:span><text:span text:style-name="T68">supports </text:span><text:span text:style-name="T69">develop your application with</text:span><text:span text:style-name="T67"> objects in mind.</text:span></text:p>
      <text:p text:style-name="P77"/>
      <text:p text:style-name="P42"><text:span text:style-name="T51"><text:tab/></text:span><text:span text:style-name="T52">Here you need</text:span><text:span text:style-name="T53"> </text:span><text:span text:style-name="T52">basic</text:span><text:span text:style-name="T53"> </text:span><text:span text:style-name="T52">knowledge of C</text:span><text:span text:style-name="T54"> </text:span><text:span text:style-name="T53">programming concepts </text:span><text:span text:style-name="T52">to move further</text:span><text:span text:style-name="T55">. </text:span><text:span text:style-name="T52">If you unfamiliar with C basic concepts please refer C Basics documentation. It may </text:span><text:span text:style-name="T56">take </text:span><text:span text:style-name="T52">no more than an hour if you </text:span><text:span text:style-name="T56">know the basic</text:span><text:span text:style-name="T52"> programming language concepts.</text:span></text:p>
      <text:p text:style-name="P73"/>
      <text:p text:style-name="P42"><text:span text:style-name="T55"><text:tab/></text:span><text:span text:style-name="T53">W</text:span><text:span text:style-name="T57">hat you have to do here is </text:span><text:span text:style-name="T58">follow the instructions in the document and study the code given in the examples. Then </text:span><text:span text:style-name="T57">compile and run. </text:span><text:span text:style-name="T58">Inspect</text:span><text:span text:style-name="T57"> the code </text:span><text:span text:style-name="T59">carefully </text:span><text:span text:style-name="T53">till you get understand</text:span><text:span text:style-name="T57">. </text:span><text:span text:style-name="T60">Important parts in the code are highlighted. </text:span><text:span text:style-name="T57">I’m sure you will grab </text:span><text:span text:style-name="T60">the essence</text:span><text:span text:style-name="T57">. It’s </text:span><text:span text:style-name="T61">simple and </text:span><text:span text:style-name="T57">easy. Same thing is repeating again and again.</text:span></text:p>
      <text:p text:style-name="P72"/>
      <text:p text:style-name="P61"><text:span text:style-name="T5"><text:tab/></text:span><text:span text:style-name="T6">Next </text:span><text:span text:style-name="T7">add</text:span><text:span text:style-name="T5"> some </text:span><text:span text:style-name="T7">codes</text:span><text:span text:style-name="T5"> to your </text:span><text:span text:style-name="T7">file or create new files as you like</text:span><text:span text:style-name="T5">. </text:span><text:span text:style-name="T7">Write your own code what you get from the example. </text:span><text:span text:style-name="T8">Then save and compile. </text:span><text:span text:style-name="T7">Play with your code until you can do something alone.</text:span></text:p>
      <text:p text:style-name="P71"><text:tab/></text:p>
      <text:p text:style-name="P70"><text:tab/>Here we use <text:span text:style-name="T9">GCC</text:span> compiler in Linux <text:span text:style-name="T10">terminal </text:span>with v<text:span text:style-name="T11">im</text:span> editor. <text:span text:style-name="T12">It’s free. </text:span><text:span text:style-name="T13">S</text:span><text:span text:style-name="T12">o you can give it a try. Else you can use </text:span><text:span text:style-name="T9">MingW compiler and </text:span><text:span text:style-name="T12">VSCode </text:span><text:span text:style-name="T9">as editor</text:span><text:span text:style-name="T12"> in Windows </text:span><text:span text:style-name="T11">or </text:span><text:span text:style-name="T9">GCC and </text:span><text:span text:style-name="T12">XCode in Mac OS. Please search internet how to </text:span><text:span text:style-name="T14">install, </text:span><text:span text:style-name="T15">edit, </text:span><text:span text:style-name="T12">compile and run C programs in your environment.</text:span></text:p>
      <text:p text:style-name="P70"/>
      <text:p text:style-name="P63">Play with your code <text:span text:style-name="T16">and</text:span> <text:span text:style-name="T16">e</text:span><text:span text:style-name="T17">njoy.</text:span></text:p>
      <text:p text:style-name="P92"/>
      <text:p text:style-name="P92">Happy Coding!</text:p>
      <text:p text:style-name="P50">Support </text:p>
      <text:p text:style-name="P95"/>
      <text:p text:style-name="P61"><text:span text:style-name="T95"><text:tab/>This simple document is written in LibreOffice Writer which </text:span><text:span text:style-name="T96">also a </text:span><text:span text:style-name="T95">free and open source software. This is a free document you can use it, change it, </text:span><text:span text:style-name="T19">enhance it </text:span><text:span text:style-name="T95">as you like. If you find any error </text:span><text:span text:style-name="T157">in</text:span><text:span text:style-name="T95"> this document you can fix it and save it on github </text:span><text:span text:style-name="T96">using link below</text:span><text:span text:style-name="T95">.</text:span></text:p>
      <text:p text:style-name="P68"/>
      <text:p text:style-name="P61"><text:span text:style-name="T95"><text:tab/></text:span><text:span text:style-name="T158">Because use of minimal word </text:span><text:span text:style-name="T95"><text:s/>you can translate it to your </text:span><text:span text:style-name="T97">native </text:span><text:span text:style-name="T95">language. </text:span><text:span text:style-name="T96">It will be a great help for other who </text:span><text:span text:style-name="T98">speaks</text:span><text:span text:style-name="T96"> your language </text:span><text:span text:style-name="T97">too</text:span><text:span text:style-name="T96">. Anyone who translate, fix </text:span><text:span text:style-name="T99">or design</text:span><text:span text:style-name="T96"> this document </text:span><text:span text:style-name="T100">more colorful </text:span><text:span text:style-name="T96">do not forget to </text:span><text:span text:style-name="T159">add</text:span><text:span text:style-name="T96"> your name </text:span><text:span text:style-name="T159">to</text:span><text:span text:style-name="T96"> editors page </text:span><text:span text:style-name="T159">below</text:span><text:span text:style-name="T96">. </text:span><text:span text:style-name="T101">Please keep </text:span><text:span text:style-name="T102">this document</text:span><text:span text:style-name="T101"> up to date </text:span><text:span text:style-name="T103">and as simple as possible.</text:span></text:p>
      <text:p text:style-name="P69"/>
      <text:p text:style-name="P69">Thank you!</text:p>
      <text:p text:style-name="P68"/>
      <text:p text:style-name="P75"/>
      <text:p text:style-name="P49">Community Support</text:p>
      <text:p text:style-name="P67"/>
      <text:p text:style-name="P61"><text:span text:style-name="T104">Please join with our community and </text:span><text:span text:style-name="T105">you can </text:span><text:span text:style-name="T104">ask any question </text:span><text:span text:style-name="T106">what you get here</text:span><text:span text:style-name="T107">.</text:span></text:p>
      <text:p text:style-name="P61"/>
      <text:p text:style-name="P61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4"/>
      <text:p text:style-name="P64"/>
      <text:p text:style-name="P64">Written with : LibreOffice <text:span text:style-name="T160">Writter</text:span></text:p>
      <text:p text:style-name="P74">Font Style<text:tab/> <text:s text:c="2"/>: URW Gothic</text:p>
      <text:p text:style-name="P74"/>
      <text:p text:style-name="P74"/>
      <text:p text:style-name="P76">Document link:</text:p>
      <text:p text:style-name="P74"><text:soft-page-break/></text:p>
      <text:p text:style-name="P47">Editor<text:span text:style-name="T18">s</text:span> page</text:p>
      <text:p text:style-name="P87"/>
      <text:p text:style-name="P91">Edit<text:span text:style-name="T19">ed</text:span><text:span text:style-name="T20"> by</text:span></text:p>
      <text:p text:style-name="P17">Malith Perera</text:p>
      <text:p text:style-name="P85"/>
      <text:p text:style-name="P90">Fixed by</text:p>
      <text:p text:style-name="P90"/>
      <text:p text:style-name="P89">Designed by</text:p>
      <text:p text:style-name="P86"/>
      <text:p text:style-name="P85"/>
      <text:p text:style-name="P46">Vim Editor <text:span text:style-name="T21">Basic</text:span></text:p>
      <text:p text:style-name="P94"/>
      <text:p text:style-name="P63">Normal mode <text:s text:c="2"/><text:tab/><text:tab/>Esc</text:p>
      <text:p text:style-name="P63"/>
      <text:p text:style-name="P63">Insert mode <text:tab/><text:tab/><text:span text:style-name="T22">i</text:span></text:p>
      <text:p text:style-name="P82"/>
      <text:p text:style-name="P93"/>
      <text:p text:style-name="P84">In normal mode</text:p>
      <text:p text:style-name="P81"/>
      <text:p text:style-name="P62">Write (Save)<text:tab/><text:tab/><text:span text:style-name="T23">:</text:span><text:span text:style-name="T24"> </text:span>w</text:p>
      <text:p text:style-name="P62"/>
      <text:p text:style-name="P62">Select <text:tab/><text:tab/><text:tab/>v</text:p>
      <text:p text:style-name="P62"/>
      <text:p text:style-name="P61">Copy<text:tab/><text:tab/><text:tab/>y <text:tab/><text:tab/><text:span text:style-name="T25">(or "+y)</text:span></text:p>
      <text:p text:style-name="P62"/>
      <text:p text:style-name="P61"><text:span text:style-name="T108">Paste <text:tab/><text:tab/><text:tab/>p <text:tab/><text:tab/></text:span><text:span text:style-name="T109">(</text:span><text:span text:style-name="T25">or "+p)</text:span></text:p>
      <text:p text:style-name="P62"/>
      <text:p text:style-name="P62">Delete <text:tab/><text:tab/><text:tab/>d</text:p>
      <text:p text:style-name="P62"/>
      <text:p text:style-name="P62">Undo <text:tab/><text:tab/><text:tab/>u</text:p>
      <text:p text:style-name="P62"/>
      <text:p text:style-name="P62">Redo <text:tab/><text:tab/><text:tab/>ctrl + r</text:p>
      <text:p text:style-name="P62"/>
      <text:p text:style-name="P62"/>
      <text:p text:style-name="P59"/>
      <text:p text:style-name="P88"/>
      <text:p text:style-name="P88">Note:</text:p>
      <text:p text:style-name="P88"/>
      <text:p text:style-name="P61"><text:span text:style-name="T110">Though vim is a </text:span><text:span text:style-name="T111">advanced</text:span><text:span text:style-name="T110"> powerful editor it’s little hard to learn. And It also take some time to used to it. Anyway if you do not like </text:span><text:span text:style-name="T161">to use </text:span><text:span text:style-name="T110">it use any </text:span><text:span text:style-name="T161">other</text:span><text:span text:style-name="T110"> editor </text:span><text:span text:style-name="T111">or an IDE as </text:span><text:span text:style-name="T110">you like.</text:span></text:p>
      <text:p text:style-name="P80"/>
      <text:p text:style-name="P80"/>
      <text:p text:style-name="P61"><text:span text:style-name="T27">To</text:span><text:span text:style-name="T112"> </text:span><text:span text:style-name="T113">add some </text:span><text:span text:style-name="T112">enhance</text:span><text:span text:style-name="T113">d features to</text:span><text:span text:style-name="T112"> your </text:span><text:span text:style-name="T27">existing </text:span><text:span text:style-name="T112">vim editor </text:span><text:span text:style-name="T26">visit:</text:span></text:p>
      <text:p text:style-name="P60">https://vim.spf13.com/</text:p>
      <text:p text:style-name="P59"/>
      <text:p text:style-name="P59"><text:span text:style-name="T26">To download gvim for W</text:span><text:span text:style-name="T27">indows</text:span>:</text:p>
      <text:p text:style-name="P59">https://www.vim.org/download.php</text:p>
      <text:p text:style-name="P45"/>
      <text:p text:style-name="P44">Hello World!</text:p>
      <text:p text:style-name="P79"><text:tab/><text:span text:style-name="T28">Your first C program.</text:span></text:p>
      <text:p text:style-name="P78"/>
      <text:p text:style-name="P55">#include &lt;<text:span text:style-name="T162">stdio.h&gt;</text:span></text:p>
      <text:p text:style-name="P55"/>
      <text:p text:style-name="P55"><text:span text:style-name="T24">int</text:span> main()</text:p>
      <text:p text:style-name="P55">{</text:p>
      <text:p text:style-name="P55"><text:s text:c="4"/><text:span text:style-name="T32">printf(</text:span><text:span text:style-name="T33">"</text:span><text:span text:style-name="T32">Hello </text:span><text:span text:style-name="T34">World</text:span><text:span text:style-name="T32">!</text:span><text:span text:style-name="T35">\n</text:span><text:span text:style-name="T33">"</text:span><text:span text:style-name="T32">);</text:span></text:p>
      <text:p text:style-name="P55"/>
      <text:p text:style-name="P55"><text:s text:c="4"/>return <text:span text:style-name="T163">0</text:span>;</text:p>
      <text:p text:style-name="P55">}</text:p>
      <text:p text:style-name="P56"/>
      <text:p text:style-name="P56"/>
      <text:p text:style-name="P58"><text:span text:style-name="T114">Copy </text:span><text:span text:style-name="T115">above code</text:span></text:p>
      <text:p text:style-name="P56"/>
      <text:p text:style-name="P56">Terminal commands:</text:p>
      <text:p text:style-name="P57">$ vim hello.c <text:s/><text:tab/><text:tab/><text:tab/><text:span text:style-name="T36">(</text:span><text:span text:style-name="T114">Open </text:span><text:span text:style-name="T36">vim</text:span><text:span text:style-name="T114">, <text:s/></text:span><text:span text:style-name="T115">P</text:span><text:span text:style-name="T114">aste </text:span><text:span text:style-name="T25">"+</text:span><text:span text:style-name="T116">p</text:span><text:span text:style-name="T25">, </text:span><text:span text:style-name="T117"><text:s/></text:span><text:span text:style-name="T114">save </text:span><text:span text:style-name="T117">:w</text:span><text:span text:style-name="T36">)</text:span></text:p>
      <text:p text:style-name="P57">$ gcc hello.c <text:s text:c="2"/><text:tab/><text:tab/><text:tab/><text:span text:style-name="T36">(</text:span><text:span text:style-name="T115">Compile</text:span><text:span text:style-name="T36">)</text:span></text:p>
      <text:p text:style-name="P57">$ ./a.out <text:tab/><text:tab/><text:tab/><text:tab/><text:span text:style-name="T36">(</text:span><text:span text:style-name="T115">Run</text:span><text:span text:style-name="T36">)</text:span></text:p>
      <text:p text:style-name="P43">EC Variable</text:p>
      <text:p text:style-name="P42"><text:tab/><text:span text:style-name="T37">V</text:span><text:span text:style-name="T29">ariable </text:span><text:span text:style-name="T30">on stack</text:span></text:p>
      <text:p text:style-name="P16"/>
      <text:p text:style-name="P7">#include &lt;stdio.h&gt;</text:p>
      <text:p text:style-name="P10">#include <text:span text:style-name="T33">"</text:span><text:span text:style-name="T32">ec.h</text:span><text:span text:style-name="T33">"</text:span></text:p>
      <text:p text:style-name="P19"/>
      <text:p text:style-name="P10"><text:span text:style-name="T38">#</text:span>define STUDENT <text:tab/><text:tab/><text:tab/>\</text:p>
      <text:p text:style-name="P42"><text:span text:style-name="T118"><text:tab/>int <text:tab/><text:tab/></text:span><text:span text:style-name="T119">number</text:span><text:span text:style-name="T118">;<text:tab/><text:tab/>\</text:span></text:p>
      <text:p text:style-name="P10"><text:tab/>char <text:tab/>name[20];</text:p>
      <text:p text:style-name="P10"/>
      <text:p text:style-name="P10"><text:span text:style-name="T38">E</text:span>C_VAR(Student, STUDENT)</text:p>
      <text:p text:style-name="P10">EC_<text:span text:style-name="T39">VAR_</text:span>FUNCTIONS(Student)</text:p>
      <text:p text:style-name="P18"/>
      <text:p text:style-name="P7"><text:span text:style-name="T24">int</text:span> main()</text:p>
      <text:p text:style-name="P7">{</text:p>
      <text:p text:style-name="P7"><text:s text:c="4"/><text:tab/><text:span text:style-name="T40">Student st1;</text:span></text:p>
      <text:p text:style-name="P42"><text:span text:style-name="T120"><text:tab/>st1.</text:span><text:span text:style-name="T119">number</text:span><text:span text:style-name="T120"> = 100;</text:span></text:p>
      <text:p text:style-name="P9"><text:span text:style-name="T40"><text:tab/></text:span><text:span text:style-name="T94">st1.name <text:s/>= </text:span><text:span text:style-name="T38">"</text:span><text:span text:style-name="T94">Malith</text:span><text:span text:style-name="T38">";</text:span></text:p>
      <text:p text:style-name="P8"/>
      <text:p text:style-name="P42"><text:span text:style-name="T121"><text:tab/></text:span><text:span text:style-name="T122">printf (</text:span><text:span text:style-name="T121">"</text:span><text:span text:style-name="T122">Index </text:span><text:span text:style-name="T120">%</text:span><text:span text:style-name="T122">d Name: %s\n</text:span><text:span text:style-name="T121">", </text:span><text:span text:style-name="T122">st1.</text:span><text:span text:style-name="T119">number</text:span><text:span text:style-name="T122">, st1.name);</text:span></text:p>
      <text:p text:style-name="P7"/>
      <text:p text:style-name="P7"><text:s text:c="4"/>return 0;</text:p>
      <text:p text:style-name="P7">}</text:p>
      <text:p text:style-name="P56"/>
      <text:p text:style-name="P56"/>
      <text:p text:style-name="P56">Terminal commands:</text:p>
      <text:p text:style-name="P57">$ vim hello.c <text:s/><text:tab/><text:tab/><text:tab/><text:span text:style-name="T36">(</text:span><text:span text:style-name="T114">Open </text:span><text:span text:style-name="T36">vim</text:span><text:span text:style-name="T114">, <text:s/></text:span><text:span text:style-name="T115">P</text:span><text:span text:style-name="T114">aste </text:span><text:span text:style-name="T25">"+</text:span><text:span text:style-name="T116">p</text:span><text:span text:style-name="T25">, </text:span><text:span text:style-name="T117"><text:s/></text:span><text:span text:style-name="T114">save </text:span><text:span text:style-name="T117">:w</text:span><text:span text:style-name="T36">)</text:span></text:p>
      <text:p text:style-name="P57">$ gcc hello.c <text:s text:c="2"/><text:tab/><text:tab/><text:tab/><text:span text:style-name="T36">(</text:span><text:span text:style-name="T115">Compile</text:span><text:span text:style-name="T36">)</text:span></text:p>
      <text:p text:style-name="P57"><text:span text:style-name="T36">$ ./a.out <text:tab/><text:tab/><text:tab/>(</text:span><text:span text:style-name="T115">Run</text:span><text:span text:style-name="T36">)</text:span></text:p>
      <text:p text:style-name="P43">EC Variable</text:p>
      <text:p text:style-name="P42"><text:tab/><text:span text:style-name="T37">V</text:span><text:span text:style-name="T29">ariable </text:span><text:span text:style-name="T30">on </text:span><text:span text:style-name="T31">heap</text:span></text:p>
      <text:p text:style-name="P20"/>
      <text:p text:style-name="P7">#include &lt;stdio.h&gt;</text:p>
      <text:p text:style-name="P15">#include &lt;stdlib.h&gt;</text:p>
      <text:p text:style-name="P10">#include <text:span text:style-name="T33">"</text:span><text:span text:style-name="T32">ec.h</text:span><text:span text:style-name="T33">"</text:span></text:p>
      <text:p text:style-name="P19"/>
      <text:p text:style-name="P10"><text:span text:style-name="T38">#</text:span>define STUDENT <text:tab/><text:tab/><text:tab/>\</text:p>
      <text:p text:style-name="P42"><text:span text:style-name="T118"><text:tab/>int <text:tab/><text:tab/></text:span><text:span text:style-name="T119">number</text:span><text:span text:style-name="T118">;<text:tab/><text:tab/>\</text:span></text:p>
      <text:p text:style-name="P10"><text:tab/>char <text:tab/>name[20];</text:p>
      <text:p text:style-name="P10"/>
      <text:p text:style-name="P10"><text:span text:style-name="T38">E</text:span>C_VAR(Student, STUDENT)</text:p>
      <text:p text:style-name="P10">EC_<text:span text:style-name="T39">VAR_</text:span>FUNCTIONS(Student)</text:p>
      <text:p text:style-name="P18"/>
      <text:p text:style-name="P7"><text:span text:style-name="T24">int</text:span> main()</text:p>
      <text:p text:style-name="P7">{</text:p>
      <text:p text:style-name="P7"><text:s text:c="3"/><text:tab/><text:span text:style-name="T40">Student* st1 </text:span><text:span text:style-name="T39">= Student_Var()</text:span><text:span text:style-name="T40">;</text:span></text:p>
      <text:p text:style-name="P14"><text:tab/>st1-<text:span text:style-name="T41">&gt;number</text:span> = 100;</text:p>
      <text:p text:style-name="P9"><text:span text:style-name="T40"><text:tab/></text:span><text:span text:style-name="T94">st1-</text:span><text:span text:style-name="T39">&gt;</text:span><text:span text:style-name="T94">name <text:s/>= </text:span><text:span text:style-name="T38">"</text:span><text:span text:style-name="T94">Malith</text:span><text:span text:style-name="T38">";</text:span></text:p>
      <text:p text:style-name="P8"/>
      <text:p text:style-name="P42"><text:span text:style-name="T121"><text:tab/></text:span><text:span text:style-name="T122">printf (</text:span><text:span text:style-name="T121">"</text:span><text:span text:style-name="T122">Index </text:span><text:span text:style-name="T120">%</text:span><text:span text:style-name="T122">d Name: %s\n</text:span><text:span text:style-name="T121">", </text:span><text:span text:style-name="T122">st1-</text:span><text:span text:style-name="T123">&gt;</text:span><text:span text:style-name="T119">number</text:span><text:span text:style-name="T122">, st1-</text:span><text:span text:style-name="T123">&gt;</text:span><text:span text:style-name="T122">name);</text:span></text:p>
      <text:p text:style-name="P13"/>
      <text:p text:style-name="P9"><text:span text:style-name="T77"><text:tab/></text:span><text:span text:style-name="T126">EC_Free_Student</text:span><text:span text:style-name="T39">(st1);</text:span></text:p>
      <text:p text:style-name="P12"><text:span text:style-name="T39"><text:tab/></text:span>EC_Clean();</text:p>
      <text:p text:style-name="P11"/>
      <text:p text:style-name="P7"><text:s text:c="4"/>return 0;</text:p>
      <text:p text:style-name="P7">}</text:p>
      <text:p text:style-name="P56"/>
      <text:p text:style-name="P56">Terminal commands:</text:p>
      <text:p text:style-name="P57">$ vim hello.c <text:s/><text:tab/><text:tab/><text:tab/><text:span text:style-name="T36">(</text:span><text:span text:style-name="T114">Open </text:span><text:span text:style-name="T36">vim</text:span><text:span text:style-name="T114">, <text:s/></text:span><text:span text:style-name="T115">P</text:span><text:span text:style-name="T114">aste </text:span><text:span text:style-name="T25">"+</text:span><text:span text:style-name="T116">p</text:span><text:span text:style-name="T25">, </text:span><text:span text:style-name="T117"><text:s/></text:span><text:span text:style-name="T114">save </text:span><text:span text:style-name="T117">:w</text:span><text:span text:style-name="T36">)</text:span></text:p>
      <text:p text:style-name="P57">$ gcc hello.c <text:s text:c="2"/><text:tab/><text:tab/><text:tab/><text:span text:style-name="T36">(</text:span><text:span text:style-name="T115">Compile</text:span><text:span text:style-name="T36">)</text:span></text:p>
      <text:p text:style-name="P57"><text:span text:style-name="T36">$ ./a.out <text:tab/><text:tab/><text:tab/>(</text:span><text:span text:style-name="T115">Run</text:span><text:span text:style-name="T36">)</text:span></text:p>
      <text:p text:style-name="P43">EC <text:span text:style-name="T42">Array</text:span></text:p>
      <text:p text:style-name="P42"><text:tab/><text:span text:style-name="T44">Array </text:span><text:span text:style-name="T45">on stack</text:span></text:p>
      <text:p text:style-name="P16"/>
      <text:p text:style-name="P7">#include &lt;stdio.h&gt;</text:p>
      <text:p text:style-name="P10">#include <text:span text:style-name="T33">"</text:span><text:span text:style-name="T32">ec.h</text:span><text:span text:style-name="T33">"</text:span></text:p>
      <text:p text:style-name="P19"/>
      <text:p text:style-name="P10"><text:span text:style-name="T38">#</text:span>define STUDENT <text:tab/><text:tab/><text:tab/>\</text:p>
      <text:p text:style-name="P10"><text:tab/>int <text:tab/><text:tab/>index;<text:tab/><text:tab/>\</text:p>
      <text:p text:style-name="P10"><text:tab/>char <text:tab/>name[20];</text:p>
      <text:p text:style-name="P10"/>
      <text:p text:style-name="P10"><text:span text:style-name="T38">E</text:span>C_<text:span text:style-name="T42">ARRAY</text:span>(Student, STUDENT)</text:p>
      <text:p text:style-name="P10">EC_<text:span text:style-name="T42">ARRAY</text:span><text:span text:style-name="T39">_</text:span>FUNCTIONS(Student)</text:p>
      <text:p text:style-name="P18"/>
      <text:p text:style-name="P7"><text:span text:style-name="T24">int</text:span> main()</text:p>
      <text:p text:style-name="P7">{</text:p>
      <text:p text:style-name="P7"><text:s text:c="4"/><text:tab/><text:span text:style-name="T40">Student st</text:span><text:span text:style-name="T42">a[2]</text:span><text:span text:style-name="T40">;</text:span></text:p>
      <text:p text:style-name="P7"/>
      <text:p text:style-name="P42"><text:span text:style-name="T120"><text:tab/>st</text:span><text:span text:style-name="T124">a</text:span><text:span text:style-name="T125">[0]</text:span><text:span text:style-name="T120">.</text:span><text:span text:style-name="T119">number</text:span><text:span text:style-name="T120"> = 100;</text:span></text:p>
      <text:p text:style-name="P9"><text:span text:style-name="T40"><text:tab/></text:span><text:span text:style-name="T94">st</text:span><text:span text:style-name="T42">a</text:span><text:span text:style-name="T127">[0]</text:span><text:span text:style-name="T94">.name <text:s/>= </text:span><text:span text:style-name="T38">"</text:span><text:span text:style-name="T94">Malith</text:span><text:span text:style-name="T38">";</text:span></text:p>
      <text:p text:style-name="P8"/>
      <text:p text:style-name="P42"><text:span text:style-name="T120"><text:tab/>st</text:span><text:span text:style-name="T124">a</text:span><text:span text:style-name="T125">[1]</text:span><text:span text:style-name="T120">.</text:span><text:span text:style-name="T119">number</text:span><text:span text:style-name="T120"> = 10</text:span><text:span text:style-name="T124">1</text:span><text:span text:style-name="T120">;</text:span></text:p>
      <text:p text:style-name="P42"><text:span text:style-name="T118"><text:tab/></text:span><text:span text:style-name="T120">st</text:span><text:span text:style-name="T124">a</text:span><text:span text:style-name="T125">[1]</text:span><text:span text:style-name="T120">.name <text:s/>= </text:span><text:span text:style-name="T121">"</text:span><text:span text:style-name="T124">Perera</text:span><text:span text:style-name="T121">";</text:span></text:p>
      <text:p text:style-name="P8"/>
      <text:p text:style-name="P42"><text:span text:style-name="T121"><text:tab/></text:span><text:span text:style-name="T122">printf (</text:span><text:span text:style-name="T121">"</text:span><text:span text:style-name="T122">Index </text:span><text:span text:style-name="T120">%</text:span><text:span text:style-name="T122">d Name: %s\n</text:span><text:span text:style-name="T121">", </text:span><text:span text:style-name="T122">st</text:span><text:span text:style-name="T124">a</text:span><text:span text:style-name="T125">[0]</text:span><text:span text:style-name="T122">.</text:span><text:span text:style-name="T119">number</text:span><text:span text:style-name="T122">, st</text:span><text:span text:style-name="T124">a</text:span><text:span text:style-name="T125">[0]</text:span><text:span text:style-name="T122">.name);</text:span></text:p>
      <text:p text:style-name="P42"><text:span text:style-name="T121"><text:tab/></text:span><text:span text:style-name="T122">printf (</text:span><text:span text:style-name="T121">"</text:span><text:span text:style-name="T122">Index </text:span><text:span text:style-name="T120">%</text:span><text:span text:style-name="T122">d Name: %s\n</text:span><text:span text:style-name="T121">", </text:span><text:span text:style-name="T122">st</text:span><text:span text:style-name="T124">a</text:span><text:span text:style-name="T125">[1]</text:span><text:span text:style-name="T122">.</text:span><text:span text:style-name="T119">number</text:span><text:span text:style-name="T122">, st</text:span><text:span text:style-name="T124">a</text:span><text:span text:style-name="T125">[1]</text:span><text:span text:style-name="T122">.name);</text:span></text:p>
      <text:p text:style-name="P7"/>
      <text:p text:style-name="P7"><text:s text:c="4"/>return 0;</text:p>
      <text:p text:style-name="P7">}</text:p>
      <text:p text:style-name="P56"/>
      <text:p text:style-name="P56"/>
      <text:p text:style-name="P56">Terminal commands:</text:p>
      <text:p text:style-name="P57">$ vim hello.c <text:s/><text:tab/><text:tab/><text:tab/><text:span text:style-name="T36">(</text:span><text:span text:style-name="T114">Open </text:span><text:span text:style-name="T36">vim</text:span><text:span text:style-name="T114">, <text:s/></text:span><text:span text:style-name="T115">P</text:span><text:span text:style-name="T114">aste </text:span><text:span text:style-name="T25">"+</text:span><text:span text:style-name="T116">p</text:span><text:span text:style-name="T25">, </text:span><text:span text:style-name="T117"><text:s/></text:span><text:span text:style-name="T114">save </text:span><text:span text:style-name="T117">:w</text:span><text:span text:style-name="T36">)</text:span></text:p>
      <text:p text:style-name="P57">$ gcc hello.c <text:s text:c="2"/><text:tab/><text:tab/><text:tab/><text:span text:style-name="T36">(</text:span><text:span text:style-name="T115">Compile</text:span><text:span text:style-name="T36">)</text:span></text:p>
      <text:p text:style-name="P57"><text:span text:style-name="T36">$ ./a.out <text:tab/><text:tab/><text:tab/>(</text:span><text:span text:style-name="T115">Run</text:span><text:span text:style-name="T36">)</text:span></text:p>
      <text:p text:style-name="P43">EC <text:span text:style-name="T42">Array</text:span></text:p>
      <text:p text:style-name="P42"><text:tab/><text:span text:style-name="T46">Array</text:span><text:span text:style-name="T47"> </text:span><text:span text:style-name="T45">on </text:span><text:span text:style-name="T44">heap</text:span></text:p>
      <text:p text:style-name="P16"/>
      <text:p text:style-name="P21">#include &lt;stdio.h&gt;</text:p>
      <text:p text:style-name="P31">#include <text:span text:style-name="T33">"</text:span><text:span text:style-name="T32">ec.h</text:span><text:span text:style-name="T33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</text:p>
      <text:p text:style-name="P31"/>
      <text:p text:style-name="P31"><text:span text:style-name="T38">E</text:span>C_<text:span text:style-name="T42">ARRAY</text:span>(Student, STUDENT)</text:p>
      <text:p text:style-name="P31">EC_<text:span text:style-name="T42">ARRAY</text:span><text:span text:style-name="T39">_</text:span>FUNCTIONS(Student)</text:p>
      <text:p text:style-name="P39"/>
      <text:p text:style-name="P21"><text:span text:style-name="T24">int</text:span> main()</text:p>
      <text:p text:style-name="P21">{</text:p>
      <text:p text:style-name="P21"><text:s text:c="4"/><text:tab/><text:span text:style-name="T40">Student</text:span><text:span text:style-name="T71">Array</text:span><text:span text:style-name="T40">* st</text:span><text:span text:style-name="T42">a </text:span><text:span text:style-name="T72">= Student_</text:span><text:span text:style-name="T71">Array</text:span><text:span text:style-name="T72">(2)</text:span><text:span text:style-name="T40">;</text:span></text:p>
      <text:p text:style-name="P21"/>
      <text:p text:style-name="P28"><text:tab/>st<text:span text:style-name="T42">a-</text:span><text:span text:style-name="T72">&gt;index</text:span><text:span text:style-name="T42">[0].</text:span>index = 100;</text:p>
      <text:p text:style-name="P23"><text:span text:style-name="T40"><text:tab/></text:span><text:span text:style-name="T94">st</text:span><text:span text:style-name="T42">a-</text:span><text:span text:style-name="T72">&gt;index</text:span><text:span text:style-name="T42">[0].</text:span><text:span text:style-name="T94">name <text:s/>= </text:span><text:span text:style-name="T38">"</text:span><text:span text:style-name="T94">Malith</text:span><text:span text:style-name="T38">";</text:span></text:p>
      <text:p text:style-name="P25"/>
      <text:p text:style-name="P28"><text:tab/>st<text:span text:style-name="T42">a-</text:span><text:span text:style-name="T72">&gt;index</text:span><text:span text:style-name="T42">[1].</text:span>index = 10<text:span text:style-name="T42">1</text:span>;</text:p>
      <text:p text:style-name="P41"><text:span text:style-name="T128"><text:tab/></text:span><text:span text:style-name="T129">st</text:span><text:span text:style-name="T130">a-</text:span><text:span text:style-name="T131">&gt;index</text:span><text:span text:style-name="T130">[1].</text:span><text:span text:style-name="T129">name <text:s/>= </text:span><text:span text:style-name="T132">"</text:span><text:span text:style-name="T130">Perera</text:span><text:span text:style-name="T132">";</text:span></text:p>
      <text:p text:style-name="P25"/>
      <text:p text:style-name="P23"><text:span text:style-name="T38"><text:tab/></text:span><text:span text:style-name="T77">printf (</text:span><text:span text:style-name="T38">"</text:span><text:span text:style-name="T77">Index </text:span><text:span text:style-name="T94">%</text:span><text:span text:style-name="T77">d Name: %s\n</text:span><text:span text:style-name="T38">", </text:span><text:span text:style-name="T77">st</text:span><text:span text:style-name="T42">a-</text:span><text:span text:style-name="T72">&gt;index</text:span><text:span text:style-name="T42">[0]</text:span><text:span text:style-name="T77">.index, st</text:span><text:span text:style-name="T42">a-</text:span><text:span text:style-name="T72">&gt;index</text:span><text:span text:style-name="T42">[0]</text:span><text:span text:style-name="T77">.name);</text:span></text:p>
      <text:p text:style-name="P23"><text:span text:style-name="T38"><text:tab/></text:span><text:span text:style-name="T77">printf (</text:span><text:span text:style-name="T38">"</text:span><text:span text:style-name="T77">Index </text:span><text:span text:style-name="T94">%</text:span><text:span text:style-name="T77">d Name: %s\n</text:span><text:span text:style-name="T38">", </text:span><text:span text:style-name="T77">st</text:span><text:span text:style-name="T42">a-</text:span><text:span text:style-name="T72">&gt;index</text:span><text:span text:style-name="T42">[1]</text:span><text:span text:style-name="T77">.index, st</text:span><text:span text:style-name="T72">a-&gt;</text:span><text:span text:style-name="T77">index[1].name);</text:span></text:p>
      <text:p text:style-name="P35"/>
      <text:p text:style-name="P23"><text:span text:style-name="T77"><text:tab/></text:span><text:span text:style-name="T72">EC_Free_</text:span><text:span text:style-name="T133">Array_</text:span><text:span text:style-name="T126">Student</text:span><text:span text:style-name="T72">(sta);</text:span></text:p>
      <text:p text:style-name="P22"/>
      <text:p text:style-name="P22"><text:tab/>EC_Clean();</text:p>
      <text:p text:style-name="P21"/>
      <text:p text:style-name="P21"><text:s text:c="4"/><text:tab/>return 0;</text:p>
      <text:p text:style-name="P7">}</text:p>
      <text:p text:style-name="P56"/>
      <text:p text:style-name="P43">EC <text:span text:style-name="T42">Array</text:span></text:p>
      <text:p text:style-name="P42"><text:tab/><text:span text:style-name="T73">Loop on EC A</text:span><text:span text:style-name="T46">rray</text:span></text:p>
      <text:p text:style-name="P16"/>
      <text:p text:style-name="P21">#include &lt;stdio.h&gt;</text:p>
      <text:p text:style-name="P34">#define EC_MEMORY 1</text:p>
      <text:p text:style-name="P31">#include <text:span text:style-name="T33">"</text:span><text:span text:style-name="T32">ec.h</text:span><text:span text:style-name="T33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</text:p>
      <text:p text:style-name="P31"/>
      <text:p text:style-name="P31"><text:span text:style-name="T38">E</text:span>C_<text:span text:style-name="T42">ARRAY</text:span>(Student, STUDENT)</text:p>
      <text:p text:style-name="P31">EC_<text:span text:style-name="T42">ARRAY</text:span><text:span text:style-name="T39">_</text:span>FUNCTIONS(Student)</text:p>
      <text:p text:style-name="P39"/>
      <text:p text:style-name="P21"><text:span text:style-name="T24">int</text:span> main()</text:p>
      <text:p text:style-name="P21">{</text:p>
      <text:p text:style-name="P21"><text:s text:c="4"/><text:tab/><text:span text:style-name="T40">Student</text:span><text:span text:style-name="T74">Array</text:span><text:span text:style-name="T40">* st</text:span><text:span text:style-name="T42">a </text:span><text:span text:style-name="T72">= Student_Array(2)</text:span><text:span text:style-name="T40">;</text:span></text:p>
      <text:p text:style-name="P21"/>
      <text:p text:style-name="P28"><text:tab/>st<text:span text:style-name="T42">a-</text:span><text:span text:style-name="T72">&gt;index</text:span><text:span text:style-name="T42">[0].</text:span>index = 100;</text:p>
      <text:p text:style-name="P23"><text:span text:style-name="T40"><text:tab/></text:span><text:span text:style-name="T94">st</text:span><text:span text:style-name="T42">a-</text:span><text:span text:style-name="T72">&gt;index</text:span><text:span text:style-name="T42">[0].</text:span><text:span text:style-name="T94">name <text:s/>= </text:span><text:span text:style-name="T38">"</text:span><text:span text:style-name="T94">Malith</text:span><text:span text:style-name="T38">";</text:span></text:p>
      <text:p text:style-name="P25"/>
      <text:p text:style-name="P28"><text:tab/>st<text:span text:style-name="T42">a-</text:span><text:span text:style-name="T72">&gt;index</text:span><text:span text:style-name="T42">[1].</text:span>index = 10<text:span text:style-name="T42">1</text:span>;</text:p>
      <text:p text:style-name="P41"><text:span text:style-name="T128"><text:tab/></text:span><text:span text:style-name="T129">st</text:span><text:span text:style-name="T130">a-</text:span><text:span text:style-name="T131">&gt;index</text:span><text:span text:style-name="T130">[1].</text:span><text:span text:style-name="T129">name <text:s/>= </text:span><text:span text:style-name="T132">"</text:span><text:span text:style-name="T130">Perera</text:span><text:span text:style-name="T132">";</text:span></text:p>
      <text:p text:style-name="P25"/>
      <text:p text:style-name="P25"><text:tab/><text:span text:style-name="T73">foreach_array(sta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nt %d: </text:span><text:span text:style-name="T77">Index: </text:span><text:span text:style-name="T94">%</text:span><text:span text:style-name="T77">d <text:s/>Name: %s\n</text:span><text:span text:style-name="T38">", </text:span><text:span text:style-name="T134">sta-&gt;i + 1, </text:span><text:span text:style-name="T77">st</text:span><text:span text:style-name="T42">a-</text:span><text:span text:style-name="T72">&gt;</text:span><text:span text:style-name="T73">var-&gt;</text:span><text:span text:style-name="T77">index, st</text:span><text:span text:style-name="T42">a-</text:span><text:span text:style-name="T72">&gt;</text:span><text:span text:style-name="T73">var-&gt;</text:span><text:span text:style-name="T77">name);</text:span></text:p>
      <text:p text:style-name="P23"><text:span text:style-name="T38"><text:tab/></text:span><text:span text:style-name="T73">}</text:span></text:p>
      <text:p text:style-name="P24"/>
      <text:p text:style-name="P23"><text:span text:style-name="T77"><text:tab/></text:span><text:span text:style-name="T72">EC_Free_</text:span><text:span text:style-name="T133">Array_</text:span><text:span text:style-name="T126">Student</text:span><text:span text:style-name="T72">(sta);</text:span></text:p>
      <text:p text:style-name="P22"><text:tab/>EC_Clean();</text:p>
      <text:p text:style-name="P21"/>
      <text:p text:style-name="P21"><text:s text:c="4"/><text:tab/>return 0;</text:p>
      <text:p text:style-name="P6">}</text:p>
      <text:p text:style-name="P43">EC <text:span text:style-name="T42">Array</text:span></text:p>
      <text:p text:style-name="P42"><text:tab/><text:span text:style-name="T73">EC A</text:span><text:span text:style-name="T46">rray </text:span><text:span text:style-name="T48">find </text:span><text:span text:style-name="T49">max </text:span><text:span text:style-name="T50">and min</text:span></text:p>
      <text:p text:style-name="P16"/>
      <text:p text:style-name="P21">#include &lt;stdio.h&gt;</text:p>
      <text:p text:style-name="P34">#define EC_MEMORY 1</text:p>
      <text:p text:style-name="P31">#include <text:span text:style-name="T33">"</text:span><text:span text:style-name="T32">ec.h</text:span><text:span text:style-name="T33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 <text:tab/><text:span text:style-name="T75">\</text:span></text:p>
      <text:p text:style-name="P31"><text:tab/><text:span text:style-name="T75">int <text:tab/><text:tab/>total;</text:span></text:p>
      <text:p text:style-name="P31"/>
      <text:p text:style-name="P31"><text:span text:style-name="T38">E</text:span>C_<text:span text:style-name="T42">ARRAY</text:span>(Student, STUDENT)</text:p>
      <text:p text:style-name="P31">EC_<text:span text:style-name="T42">ARRAY</text:span><text:span text:style-name="T39">_</text:span>FUNCTIONS(Student)</text:p>
      <text:p text:style-name="P29">EC_ARRAY_MAX(Student, total)</text:p>
      <text:p text:style-name="P39"/>
      <text:p text:style-name="P21"><text:span text:style-name="T24">int</text:span> main()</text:p>
      <text:p text:style-name="P21">{</text:p>
      <text:p text:style-name="P21"><text:tab/>// <text:span text:style-name="T75">Students data</text:span></text:p>
      <text:p text:style-name="P21"><text:tab/><text:span text:style-name="T75">int index[3] = {100, 101, 102};</text:span></text:p>
      <text:p text:style-name="P42"><text:span text:style-name="T136"><text:tab/></text:span><text:span text:style-name="T137">char *name[3] = {</text:span><text:span text:style-name="T138">"</text:span><text:span text:style-name="T139">Malith</text:span><text:span text:style-name="T138">", "</text:span><text:span text:style-name="T137">Geethike</text:span><text:span text:style-name="T138">", "</text:span><text:span text:style-name="T137">Perera</text:span><text:span text:style-name="T138">"</text:span><text:span text:style-name="T137">};</text:span></text:p>
      <text:p text:style-name="P29"><text:tab/>int total[3] = {94, 98, 90};</text:p>
      <text:p text:style-name="P29"/>
      <text:p text:style-name="P21"><text:s text:c="4"/><text:tab/><text:span text:style-name="T40">Student</text:span><text:span text:style-name="T74">Array</text:span><text:span text:style-name="T40">* st</text:span><text:span text:style-name="T42">a </text:span><text:span text:style-name="T72">= Student_Array(</text:span><text:span text:style-name="T75">3</text:span><text:span text:style-name="T72">)</text:span><text:span text:style-name="T40">;</text:span></text:p>
      <text:p text:style-name="P21"/>
      <text:p text:style-name="P21"><text:tab/><text:span text:style-name="T76">foreach_array (sta)</text:span></text:p>
      <text:p text:style-name="P21"><text:tab/><text:span text:style-name="T76">{</text:span></text:p>
      <text:p text:style-name="P28"><text:tab/><text:tab/>st<text:span text:style-name="T42">a-</text:span><text:span text:style-name="T72">&gt;index</text:span><text:span text:style-name="T42">[</text:span><text:span text:style-name="T76">array-&gt;i</text:span><text:span text:style-name="T42">].</text:span>index = <text:span text:style-name="T76">index[array-&gt;i]</text:span>;</text:p>
      <text:p text:style-name="P23"><text:span text:style-name="T40"><text:tab/><text:tab/></text:span><text:span text:style-name="T94">st</text:span><text:span text:style-name="T42">a-</text:span><text:span text:style-name="T72">&gt;index</text:span><text:span text:style-name="T42">[</text:span><text:span text:style-name="T76">array-&gt;i</text:span><text:span text:style-name="T42">].</text:span><text:span text:style-name="T94">name <text:s/>= </text:span><text:span text:style-name="T76">name[array-&gt;i]</text:span><text:span text:style-name="T38">;</text:span></text:p>
      <text:p text:style-name="P23"><text:span text:style-name="T38"><text:tab/><text:tab/></text:span><text:span text:style-name="T75">sta-&gt;index[</text:span><text:span text:style-name="T76">array-&gt;i</text:span><text:span text:style-name="T75">].total = </text:span><text:span text:style-name="T76">total[array-&gt;i]</text:span><text:span text:style-name="T75">;</text:span></text:p>
      <text:p text:style-name="P29"><text:tab/>}</text:p>
      <text:p text:style-name="P25"/>
      <text:p text:style-name="P25"/>
      <text:p text:style-name="P25"><text:span text:style-name="T76"><text:tab/>printf (</text:span><text:span text:style-name="T43">"</text:span><text:span text:style-name="T62">All Students\n</text:span><text:span text:style-name="T43">"</text:span><text:span text:style-name="T62">);</text:span></text:p>
      <text:p text:style-name="P25"><text:tab/><text:span text:style-name="T73">foreach_array(sta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76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a-&gt;i + 1, </text:span><text:span text:style-name="T77">st</text:span><text:span text:style-name="T42">a-</text:span><text:span text:style-name="T72">&gt;</text:span><text:span text:style-name="T73">var-&gt;</text:span><text:span text:style-name="T77">index, st</text:span><text:span text:style-name="T42">a-</text:span><text:span text:style-name="T72">&gt;</text:span><text:span text:style-name="T73">var-&gt;</text:span><text:span text:style-name="T77">name);</text:span></text:p>
      <text:p text:style-name="P23"><text:span text:style-name="T38"><text:tab/></text:span><text:span text:style-name="T73">}</text:span></text:p>
      <text:p text:style-name="P24"/>
      <text:p text:style-name="P24"><text:tab/><text:span text:style-name="T76">Student* student_max = </text:span><text:span text:style-name="T63">Student_Max_total (sta);</text:span></text:p>
      <text:p text:style-name="P54"/>
      <text:p text:style-name="P24"><text:span text:style-name="T63"><text:tab/></text:span><text:span text:style-name="T62">printf (</text:span><text:span text:style-name="T38">"</text:span><text:span text:style-name="T76">Students max total %d is for %s</text:span><text:span text:style-name="T77">\n</text:span><text:span text:style-name="T38">", </text:span><text:span text:style-name="T76">student_max-&gt;total, student_max-&gt;name);</text:span></text:p>
      <text:p text:style-name="P54"/>
      <text:p text:style-name="P24"><text:tab/><text:span text:style-name="T76">Student* student_min = </text:span><text:span text:style-name="T63">Student_M</text:span><text:span text:style-name="T62">in</text:span><text:span text:style-name="T63">_total (sta);</text:span></text:p>
      <text:p text:style-name="P54"/>
      <text:p text:style-name="P24"><text:soft-page-break/><text:span text:style-name="T63"><text:tab/></text:span><text:span text:style-name="T62">printf (</text:span><text:span text:style-name="T51">"</text:span><text:span text:style-name="T62">Students min total %d is for %s</text:span><text:span text:style-name="T64">\n</text:span><text:span text:style-name="T51">", </text:span><text:span text:style-name="T62">student_min-&gt;total, student_min-</text:span><text:span text:style-name="T65">&gt;</text:span><text:span text:style-name="T62">name);</text:span></text:p>
      <text:p text:style-name="P52"/>
      <text:p text:style-name="P23"><text:span text:style-name="T77"><text:tab/></text:span><text:span text:style-name="T72">EC_Free_</text:span><text:span text:style-name="T133">Array_</text:span><text:span text:style-name="T126">Student</text:span><text:span text:style-name="T72">(sta);</text:span></text:p>
      <text:p text:style-name="P22"/>
      <text:p text:style-name="P22"><text:tab/>EC_Clean();</text:p>
      <text:p text:style-name="P21"/>
      <text:p text:style-name="P21"><text:s text:c="4"/><text:tab/>return 0;</text:p>
      <text:p text:style-name="P6">}</text:p>
      <text:p text:style-name="P43">EC <text:span text:style-name="T42">Array</text:span></text:p>
      <text:p text:style-name="P42"><text:tab/><text:span text:style-name="T73">EC A</text:span><text:span text:style-name="T46">rray </text:span><text:span text:style-name="T50">sort and invert</text:span></text:p>
      <text:p text:style-name="P16"/>
      <text:p text:style-name="P21">#include &lt;stdio.h&gt;</text:p>
      <text:p text:style-name="P34">#define EC_MEMORY 1</text:p>
      <text:p text:style-name="P31">#include <text:span text:style-name="T33">"</text:span><text:span text:style-name="T32">ec.h</text:span><text:span text:style-name="T33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 <text:tab/><text:span text:style-name="T75">\</text:span></text:p>
      <text:p text:style-name="P31"><text:tab/><text:span text:style-name="T75">int <text:tab/><text:tab/>total;</text:span></text:p>
      <text:p text:style-name="P31"/>
      <text:p text:style-name="P31"><text:span text:style-name="T38">E</text:span>C_<text:span text:style-name="T42">ARRAY</text:span>(Student, STUDENT)</text:p>
      <text:p text:style-name="P31">EC_<text:span text:style-name="T42">ARRAY</text:span><text:span text:style-name="T39">_</text:span>FUNCTIONS(Student)</text:p>
      <text:p text:style-name="P29">EC_ARRAY_<text:span text:style-name="T78">SORT</text:span>(Student, total)</text:p>
      <text:p text:style-name="P39"/>
      <text:p text:style-name="P21"><text:span text:style-name="T24">int</text:span> main()</text:p>
      <text:p text:style-name="P21">{</text:p>
      <text:p text:style-name="P21"><text:tab/>// <text:span text:style-name="T75">Students data</text:span></text:p>
      <text:p text:style-name="P21"><text:tab/><text:span text:style-name="T75">int <text:s text:c="2"/>index[3] = {100, 101, 102};</text:span></text:p>
      <text:p text:style-name="P42"><text:span text:style-name="T136"><text:tab/></text:span><text:span text:style-name="T137">char* name[3] <text:s/>= {</text:span><text:span text:style-name="T138">"</text:span><text:span text:style-name="T139">Malith</text:span><text:span text:style-name="T138">", "</text:span><text:span text:style-name="T137">Geethike</text:span><text:span text:style-name="T138">", "</text:span><text:span text:style-name="T137">Perera</text:span><text:span text:style-name="T138">"</text:span><text:span text:style-name="T137">};</text:span></text:p>
      <text:p text:style-name="P29"><text:tab/>int <text:s text:c="2"/>total[3] = {94, 98, 90};</text:p>
      <text:p text:style-name="P29"/>
      <text:p text:style-name="P21"><text:s text:c="4"/><text:tab/><text:span text:style-name="T40">Student</text:span><text:span text:style-name="T74">Array</text:span><text:span text:style-name="T40">* st</text:span><text:span text:style-name="T42">a </text:span><text:span text:style-name="T72">= Student_Array(</text:span><text:span text:style-name="T75">3</text:span><text:span text:style-name="T72">)</text:span><text:span text:style-name="T40">;</text:span></text:p>
      <text:p text:style-name="P21"/>
      <text:p text:style-name="P21"><text:tab/><text:span text:style-name="T76">foreach_array (sta)</text:span></text:p>
      <text:p text:style-name="P21"><text:tab/><text:span text:style-name="T76">{</text:span></text:p>
      <text:p text:style-name="P28"><text:tab/><text:tab/>st<text:span text:style-name="T42">a-</text:span><text:span text:style-name="T72">&gt;index</text:span><text:span text:style-name="T42">[</text:span><text:span text:style-name="T76">array-&gt;i</text:span><text:span text:style-name="T42">].</text:span>index = <text:span text:style-name="T76">index[array-&gt;i]</text:span>;</text:p>
      <text:p text:style-name="P23"><text:span text:style-name="T40"><text:tab/><text:tab/></text:span><text:span text:style-name="T94">st</text:span><text:span text:style-name="T42">a-</text:span><text:span text:style-name="T72">&gt;index</text:span><text:span text:style-name="T42">[</text:span><text:span text:style-name="T76">array-&gt;i</text:span><text:span text:style-name="T42">].</text:span><text:span text:style-name="T94">name <text:s/>= </text:span><text:span text:style-name="T76">name[array-&gt;i]</text:span><text:span text:style-name="T38">;</text:span></text:p>
      <text:p text:style-name="P23"><text:span text:style-name="T38"><text:tab/><text:tab/></text:span><text:span text:style-name="T75">sta-&gt;index[</text:span><text:span text:style-name="T76">array-&gt;i</text:span><text:span text:style-name="T75">].total = </text:span><text:span text:style-name="T76">total[array-&gt;i]</text:span><text:span text:style-name="T75">;</text:span></text:p>
      <text:p text:style-name="P29"><text:tab/>}</text:p>
      <text:p text:style-name="P25"/>
      <text:p text:style-name="P25"/>
      <text:p text:style-name="P25"/>
      <text:p text:style-name="P25"/>
      <text:p text:style-name="P25"><text:tab/><text:span text:style-name="T76">printf (</text:span><text:span text:style-name="T43">"</text:span><text:span text:style-name="T62">All Students\n</text:span><text:span text:style-name="T43">"</text:span><text:span text:style-name="T62">);</text:span></text:p>
      <text:p text:style-name="P52"/>
      <text:p text:style-name="P25"><text:tab/><text:span text:style-name="T73">foreach_array(sta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76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a-&gt;i + 1, </text:span><text:span text:style-name="T77">st</text:span><text:span text:style-name="T42">a-</text:span><text:span text:style-name="T72">&gt;</text:span><text:span text:style-name="T73">var-&gt;</text:span><text:span text:style-name="T77">index, st</text:span><text:span text:style-name="T42">a-</text:span><text:span text:style-name="T72">&gt;</text:span><text:span text:style-name="T73">var-&gt;</text:span><text:span text:style-name="T77">name);</text:span></text:p>
      <text:p text:style-name="P23"><text:span text:style-name="T38"><text:tab/></text:span><text:span text:style-name="T73">}</text:span></text:p>
      <text:p text:style-name="P52"/>
      <text:p text:style-name="P24"><text:span text:style-name="T62"><text:tab/>printf (</text:span><text:span text:style-name="T51">"</text:span><text:span text:style-name="T62">Sort Students\n</text:span><text:span text:style-name="T51">"</text:span><text:span text:style-name="T62">);</text:span></text:p>
      <text:p text:style-name="P52"><text:tab/></text:p>
      <text:p text:style-name="P52"><text:tab/>Student_Sort_total (sta);</text:p>
      <text:p text:style-name="P52"/>
      <text:p text:style-name="P25"><text:tab/><text:span text:style-name="T73">foreach_array(sta)</text:span></text:p>
      <text:p text:style-name="P24"><text:soft-page-break/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76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a-&gt;i + 1, </text:span><text:span text:style-name="T77">st</text:span><text:span text:style-name="T42">a-</text:span><text:span text:style-name="T72">&gt;</text:span><text:span text:style-name="T73">var-&gt;</text:span><text:span text:style-name="T77">index, st</text:span><text:span text:style-name="T42">a-</text:span><text:span text:style-name="T72">&gt;</text:span><text:span text:style-name="T73">var-&gt;</text:span><text:span text:style-name="T77">name);</text:span></text:p>
      <text:p text:style-name="P24"><text:span text:style-name="T51"><text:tab/></text:span><text:span text:style-name="T43">}</text:span></text:p>
      <text:p text:style-name="P53"/>
      <text:p text:style-name="P24"><text:span text:style-name="T62"><text:tab/>printf (</text:span><text:span text:style-name="T51">"</text:span><text:span text:style-name="T62">Invert Student array\n</text:span><text:span text:style-name="T51">"</text:span><text:span text:style-name="T62">);</text:span></text:p>
      <text:p text:style-name="P52"><text:tab/></text:p>
      <text:p text:style-name="P52"><text:tab/>Student_Invert(sta);</text:p>
      <text:p text:style-name="P52"/>
      <text:p text:style-name="P25"><text:tab/><text:span text:style-name="T73">foreach_array(sta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76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a-&gt;i + 1, </text:span><text:span text:style-name="T77">st</text:span><text:span text:style-name="T42">a-</text:span><text:span text:style-name="T72">&gt;</text:span><text:span text:style-name="T73">var-&gt;</text:span><text:span text:style-name="T77">index, st</text:span><text:span text:style-name="T42">a-</text:span><text:span text:style-name="T72">&gt;</text:span><text:span text:style-name="T73">var-&gt;</text:span><text:span text:style-name="T77">name);</text:span></text:p>
      <text:p text:style-name="P24"><text:span text:style-name="T51"><text:tab/></text:span><text:span text:style-name="T43">}</text:span></text:p>
      <text:p text:style-name="P52"/>
      <text:p text:style-name="P23"><text:span text:style-name="T77"><text:tab/></text:span><text:span text:style-name="T72">EC_</text:span><text:span text:style-name="T133">Array_</text:span><text:span text:style-name="T145">Free_</text:span><text:span text:style-name="T126">Student</text:span><text:span text:style-name="T72">(sta);</text:span></text:p>
      <text:p text:style-name="P22"><text:tab/>EC_Clean();</text:p>
      <text:p text:style-name="P21"/>
      <text:p text:style-name="P21"><text:s text:c="4"/><text:tab/>return 0;</text:p>
      <text:p text:style-name="P6">}</text:p>
      <text:p text:style-name="P43">EC <text:span text:style-name="T79">List</text:span></text:p>
      <text:p text:style-name="P42"><text:tab/><text:span text:style-name="T73">EC </text:span><text:span text:style-name="T79">List </text:span><text:span text:style-name="T80">Append and Remove</text:span></text:p>
      <text:p text:style-name="P16"/>
      <text:p text:style-name="P21">#include &lt;stdio.h&gt;</text:p>
      <text:p text:style-name="P34">#define EC_MEMORY 1</text:p>
      <text:p text:style-name="P31">#include <text:span text:style-name="T38">"</text:span>ec.h<text:span text:style-name="T38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</text:p>
      <text:p text:style-name="P31"/>
      <text:p text:style-name="P31"><text:span text:style-name="T38">E</text:span>C_<text:span text:style-name="T79">LIST</text:span>(Student, STUDENT)</text:p>
      <text:p text:style-name="P31">EC_<text:span text:style-name="T79">LIST</text:span><text:span text:style-name="T39">_</text:span>FUNCTIONS(Student)</text:p>
      <text:p text:style-name="P39"/>
      <text:p text:style-name="P21"><text:span text:style-name="T24">int</text:span> main()</text:p>
      <text:p text:style-name="P21">{</text:p>
      <text:p text:style-name="P21"><text:s text:c="4"/><text:tab/><text:span text:style-name="T40">Student</text:span><text:span text:style-name="T79">List</text:span><text:span text:style-name="T40">* st</text:span><text:span text:style-name="T81">l</text:span><text:span text:style-name="T42"> </text:span><text:span text:style-name="T72">= Student_</text:span><text:span text:style-name="T79">List</text:span><text:span text:style-name="T72">()</text:span><text:span text:style-name="T40">;</text:span></text:p>
      <text:p text:style-name="P21"/>
      <text:p text:style-name="P21"><text:tab/><text:span text:style-name="T82">StudentListVar* stlv1 = Student_List_Var();</text:span></text:p>
      <text:p text:style-name="P21"><text:tab/><text:span text:style-name="T82">stlv1-&gt;index = 100;</text:span></text:p>
      <text:p text:style-name="P21"><text:tab/><text:span text:style-name="T82">stlv1-&gt;name = </text:span><text:span text:style-name="T38">"</text:span><text:span text:style-name="T82">Malith</text:span><text:span text:style-name="T38">";</text:span></text:p>
      <text:p text:style-name="P40"/>
      <text:p text:style-name="P21"><text:tab/><text:span text:style-name="T82">StudentListVar* stlv2 = Student_List_Var();</text:span></text:p>
      <text:p text:style-name="P21"><text:tab/><text:span text:style-name="T82">stlv</text:span><text:span text:style-name="T83">2</text:span><text:span text:style-name="T82">-&gt;index = 101;</text:span></text:p>
      <text:p text:style-name="P51"><text:span text:style-name="T141"><text:tab/></text:span><text:span text:style-name="T142">stlv</text:span><text:span text:style-name="T143">2</text:span><text:span text:style-name="T142">-&gt;name = </text:span><text:span text:style-name="T141">"</text:span><text:span text:style-name="T142">Geethike</text:span><text:span text:style-name="T141">";</text:span></text:p>
      <text:p text:style-name="P25"/>
      <text:p text:style-name="P51"><text:span text:style-name="T141"><text:tab/></text:span><text:span text:style-name="T142">Student_Append (stlv1, stlv2);</text:span></text:p>
      <text:p text:style-name="P21"/>
      <text:p text:style-name="P21"><text:tab/><text:span text:style-name="T84">int i = 1;</text:span></text:p>
      <text:p text:style-name="P25"><text:tab/><text:span text:style-name="T73"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i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l-</text:span><text:span text:style-name="T146">&gt;</text:span><text:span text:style-name="T77">var-</text:span><text:span text:style-name="T146">&gt;</text:span><text:span text:style-name="T77">name);</text:span></text:p>
      <text:p text:style-name="P23"><text:span text:style-name="T77"><text:tab/><text:tab/></text:span><text:span text:style-name="T84">i++;</text:span></text:p>
      <text:p text:style-name="P23"><text:span text:style-name="T38"><text:tab/></text:span><text:span text:style-name="T73">}</text:span></text:p>
      <text:p text:style-name="P24"/>
      <text:p text:style-name="P51"><text:span text:style-name="T141"><text:tab/></text:span><text:span text:style-name="T142">Student_</text:span><text:span text:style-name="T144">Remove</text:span><text:span text:style-name="T142"> (stlv1);</text:span></text:p>
      <text:p text:style-name="P21"/>
      <text:p text:style-name="P21"><text:tab/><text:span text:style-name="T84">int i = 1;</text:span></text:p>
      <text:p text:style-name="P25"><text:tab/><text:span text:style-name="T73"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</text:span><text:span text:style-name="T85">l</text:span><text:span text:style-name="T134">-&gt;i + 1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l→var→name);</text:span></text:p>
      <text:p text:style-name="P23"><text:span text:style-name="T77"><text:tab/><text:tab/></text:span><text:span text:style-name="T84">i++;</text:span></text:p>
      <text:p text:style-name="P23"><text:span text:style-name="T38"><text:tab/></text:span><text:span text:style-name="T73">}</text:span></text:p>
      <text:p text:style-name="P24"/>
      <text:p text:style-name="P23"><text:span text:style-name="T77"><text:tab/></text:span><text:span text:style-name="T72">EC_</text:span><text:span text:style-name="T145">List_</text:span><text:span text:style-name="T72">Free</text:span><text:span text:style-name="T133"> </text:span><text:span text:style-name="T72">(st</text:span><text:span text:style-name="T145">l</text:span><text:span text:style-name="T72">);</text:span></text:p>
      <text:p text:style-name="P22"/>
      <text:p text:style-name="P22"><text:tab/>EC_Clean();</text:p>
      <text:p text:style-name="P21"><text:soft-page-break/></text:p>
      <text:p text:style-name="P21"><text:s text:c="4"/><text:tab/>return 0;</text:p>
      <text:p text:style-name="P6">}</text:p>
      <text:p text:style-name="P43">EC <text:span text:style-name="T79">List</text:span></text:p>
      <text:p text:style-name="P42"><text:tab/><text:span text:style-name="T73">EC </text:span><text:span text:style-name="T79">List </text:span><text:span text:style-name="T86">Loops</text:span></text:p>
      <text:p text:style-name="P34"/>
      <text:p text:style-name="P31">#include <text:span text:style-name="T38">"</text:span>ec.h<text:span text:style-name="T38">"</text:span></text:p>
      <text:p text:style-name="P31"/>
      <text:p text:style-name="P38">typedef struct Student {</text:p>
      <text:p text:style-name="P33"><text:tab/>int <text:tab/><text:tab/>index;</text:p>
      <text:p text:style-name="P33"><text:tab/>char <text:tab/>name[20];</text:p>
      <text:p text:style-name="P38">} Student;</text:p>
      <text:p text:style-name="P39"/>
      <text:p text:style-name="P21"><text:span text:style-name="T24">int</text:span> main()</text:p>
      <text:p text:style-name="P21">{</text:p>
      <text:p text:style-name="P21"><text:tab/>// <text:span text:style-name="T75">Students data</text:span></text:p>
      <text:p text:style-name="P21"><text:tab/><text:span text:style-name="T75">int index[3] = {100, 101, 102};</text:span></text:p>
      <text:p text:style-name="P42"><text:span text:style-name="T136"><text:tab/></text:span><text:span text:style-name="T137">char *name[3] = {</text:span><text:span text:style-name="T138">"</text:span><text:span text:style-name="T139">Malith</text:span><text:span text:style-name="T138">", "</text:span><text:span text:style-name="T137">Geethike</text:span><text:span text:style-name="T138">", "</text:span><text:span text:style-name="T137">Perera</text:span><text:span text:style-name="T138">"</text:span><text:span text:style-name="T137">};</text:span></text:p>
      <text:p text:style-name="P97"><text:span text:style-name="T135"><text:tab/>int i = 0;</text:span></text:p>
      <text:p text:style-name="P21"/>
      <text:p text:style-name="P21"><text:s text:c="4"/><text:tab/><text:span text:style-name="T40">Student</text:span><text:span text:style-name="T79">List </text:span><text:span text:style-name="T40">*st</text:span><text:span text:style-name="T81">l</text:span><text:span text:style-name="T42"> </text:span><text:span text:style-name="T72">= Student_</text:span><text:span text:style-name="T79">List</text:span><text:span text:style-name="T72">(2)</text:span><text:span text:style-name="T40">;</text:span></text:p>
      <text:p text:style-name="P21"/>
      <text:p text:style-name="P21"><text:tab/><text:span text:style-name="T164">Student *st;</text:span></text:p>
      <text:p text:style-name="P21"><text:tab/><text:span text:style-name="T81">for_list(stl, </text:span><text:span text:style-name="T164">st</text:span><text:span text:style-name="T81">)</text:span></text:p>
      <text:p text:style-name="P21"><text:tab/><text:span text:style-name="T81">{</text:span></text:p>
      <text:p text:style-name="P28"><text:tab/><text:tab/><text:span text:style-name="T164">st-&gt;</text:span>index = <text:span text:style-name="T81">index[i]</text:span>;</text:p>
      <text:p text:style-name="P23"><text:span text:style-name="T40"><text:tab/><text:tab/></text:span><text:span text:style-name="T94">st</text:span><text:span text:style-name="T42">-</text:span><text:span text:style-name="T72">&gt;</text:span><text:span text:style-name="T94">name <text:s/>= </text:span><text:span text:style-name="T81">name[i]</text:span><text:span text:style-name="T38">;</text:span></text:p>
      <text:p text:style-name="P23"><text:span text:style-name="T38"><text:tab/></text:span><text:span text:style-name="T147"><text:tab/>i++;</text:span></text:p>
      <text:p text:style-name="P25"><text:tab/>}</text:p>
      <text:p text:style-name="P25"><text:tab/></text:p>
      <text:p text:style-name="P25"><text:tab/><text:span text:style-name="T166">i = 1;</text:span></text:p>
      <text:p text:style-name="P25"><text:tab/><text:span text:style-name="T73">for_</text:span><text:span text:style-name="T85">list</text:span><text:span text:style-name="T73">(st</text:span><text:span text:style-name="T85">l, </text:span><text:span text:style-name="T165">st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i, </text:span><text:span text:style-name="T77">st</text:span><text:span text:style-name="T73">-&gt;</text:span><text:span text:style-name="T77">index, st-&gt;name);</text:span></text:p>
      <text:p text:style-name="P23"><text:tab/><text:tab/><text:span text:style-name="T166">i++;</text:span></text:p>
      <text:p text:style-name="P23"><text:span text:style-name="T38"><text:tab/></text:span><text:span text:style-name="T73">}</text:span></text:p>
      <text:p text:style-name="P22"/>
      <text:p text:style-name="P23"><text:span text:style-name="T72"><text:tab/>EC_</text:span><text:span text:style-name="T145">List_</text:span><text:span text:style-name="T72">Free</text:span><text:span text:style-name="T133"> </text:span><text:span text:style-name="T72">(st</text:span><text:span text:style-name="T145">l</text:span><text:span text:style-name="T72">);</text:span></text:p>
      <text:p text:style-name="P22"><text:tab/>EC_Clean();</text:p>
      <text:p text:style-name="P21"/>
      <text:p text:style-name="P21"><text:s text:c="4"/><text:tab/>return 0;</text:p>
      <text:p text:style-name="P6">}</text:p>
      <text:p text:style-name="P43">EC <text:span text:style-name="T79">List</text:span></text:p>
      <text:p text:style-name="P42"><text:tab/><text:span text:style-name="T73">EC </text:span><text:span text:style-name="T79">List </text:span><text:span text:style-name="T86">Loops </text:span><text:span text:style-name="T88">max and min</text:span></text:p>
      <text:p text:style-name="P34"/>
      <text:p text:style-name="P31">#include <text:span text:style-name="T38">"</text:span>ec.h<text:span text:style-name="T38">"</text:span></text:p>
      <text:p text:style-name="P40"/>
      <text:p text:style-name="P36">typedef struct Student {</text:p>
      <text:p text:style-name="P32"><text:tab/>int <text:tab/><text:tab/>index;</text:p>
      <text:p text:style-name="P32"><text:tab/>char <text:tab/>name[20];</text:p>
      <text:p text:style-name="P32"><text:tab/><text:span text:style-name="T89">int <text:tab/><text:tab/>total;</text:span></text:p>
      <text:p text:style-name="P37">} Student;</text:p>
      <text:p text:style-name="P31"/>
      <text:p text:style-name="P37">EC(Student)</text:p>
      <text:p text:style-name="P39"/>
      <text:p text:style-name="P21"><text:span text:style-name="T24">int</text:span> main()</text:p>
      <text:p text:style-name="P21">{</text:p>
      <text:p text:style-name="P21"><text:tab/>// <text:span text:style-name="T75">Students data</text:span></text:p>
      <text:p text:style-name="P21"><text:tab/><text:span text:style-name="T75">int <text:s text:c="2"/>index[3] = {100, 101, 102};</text:span></text:p>
      <text:p text:style-name="P42"><text:span text:style-name="T136"><text:tab/></text:span><text:span text:style-name="T137">char* name[3] <text:s/>= {</text:span><text:span text:style-name="T138">"</text:span><text:span text:style-name="T139">Malith</text:span><text:span text:style-name="T138">", "</text:span><text:span text:style-name="T137">Geethike</text:span><text:span text:style-name="T138">", "</text:span><text:span text:style-name="T137">Perera</text:span><text:span text:style-name="T138">"</text:span><text:span text:style-name="T137">};</text:span></text:p>
      <text:p text:style-name="P29"><text:tab/>int <text:s text:c="2"/>total[3] = {94, 98, 90};</text:p>
      <text:p text:style-name="P21"/>
      <text:p text:style-name="P21"><text:s text:c="4"/><text:tab/><text:span text:style-name="T40">Student</text:span><text:span text:style-name="T79">List</text:span><text:span text:style-name="T40">* st</text:span><text:span text:style-name="T81">l</text:span><text:span text:style-name="T42"> </text:span><text:span text:style-name="T72">= Student_</text:span><text:span text:style-name="T79">List</text:span><text:span text:style-name="T72">(</text:span><text:span text:style-name="T88">3</text:span><text:span text:style-name="T72">)</text:span><text:span text:style-name="T40">;</text:span></text:p>
      <text:p text:style-name="P21"/>
      <text:p text:style-name="P21"><text:tab/><text:span text:style-name="T87">int </text:span><text:span text:style-name="T88">i</text:span><text:span text:style-name="T87"> = 0;</text:span></text:p>
      <text:p text:style-name="P21"/>
      <text:p text:style-name="P21"><text:tab/><text:span text:style-name="T81">foreach_list(stl)</text:span></text:p>
      <text:p text:style-name="P21"><text:tab/><text:span text:style-name="T81">{</text:span></text:p>
      <text:p text:style-name="P28"><text:tab/><text:tab/>st<text:span text:style-name="T88">l</text:span><text:span text:style-name="T42">-</text:span><text:span text:style-name="T72">&gt;</text:span><text:span text:style-name="T81">var.</text:span>index = <text:span text:style-name="T81">index[i]</text:span>;</text:p>
      <text:p text:style-name="P23"><text:span text:style-name="T40"><text:tab/><text:tab/></text:span><text:span text:style-name="T94">st</text:span><text:span text:style-name="T88">l</text:span><text:span text:style-name="T42">-</text:span><text:span text:style-name="T72">&gt;</text:span><text:span text:style-name="T81">var</text:span><text:span text:style-name="T42">.</text:span><text:span text:style-name="T94">name <text:s/>= </text:span><text:span text:style-name="T81">name[i]</text:span><text:span text:style-name="T38">;</text:span></text:p>
      <text:p text:style-name="P23"><text:span text:style-name="T38"><text:tab/><text:tab/></text:span><text:span text:style-name="T90">stl-</text:span><text:span text:style-name="T148">&gt;</text:span><text:span text:style-name="T90">var.total = total[i];</text:span></text:p>
      <text:p text:style-name="P27"><text:tab/><text:tab/>i++;</text:p>
      <text:p text:style-name="P25"><text:tab/>}</text:p>
      <text:p text:style-name="P25"/>
      <text:p text:style-name="P25"/>
      <text:p text:style-name="P25"><text:tab/><text:span text:style-name="T90">printf (</text:span>"<text:span text:style-name="T90">All Students\n</text:span>"<text:span text:style-name="T90">);</text:span></text:p>
      <text:p text:style-name="P25"/>
      <text:p text:style-name="P25"><text:span text:style-name="T73"><text:tab/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%d: </text:span><text:span text:style-name="T77">Index: </text:span><text:span text:style-name="T94">%</text:span><text:span text:style-name="T77">d <text:s/>Name: %s\n</text:span><text:span text:style-name="T38">", </text:span><text:span text:style-name="T134">st</text:span><text:span text:style-name="T85">l</text:span><text:span text:style-name="T134">-&gt;i + 1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</text:span><text:span text:style-name="T85">l</text:span><text:span text:style-name="T42">-</text:span><text:span text:style-name="T72">&gt;</text:span><text:span text:style-name="T73">var-&gt;</text:span><text:span text:style-name="T77">name);</text:span></text:p>
      <text:p text:style-name="P23"><text:span text:style-name="T38"><text:tab/></text:span><text:span text:style-name="T73">}</text:span></text:p>
      <text:p text:style-name="P24"/>
      <text:p text:style-name="P23"><text:span text:style-name="T73"><text:tab/></text:span><text:span text:style-name="T149">StudentListVar* max_student = Student_List_Max_total (stl);</text:span></text:p>
      <text:p text:style-name="P26"/>
      <text:p text:style-name="P23"><text:span text:style-name="T149"><text:tab/>printf (</text:span><text:span text:style-name="T38">"</text:span><text:span text:style-name="T149">Student name: %s has maximum total of: %d\n</text:span><text:span text:style-name="T38">", </text:span><text:span text:style-name="T149">max_student-&gt;name, max_student→total);</text:span></text:p>
      <text:p text:style-name="P26"/>
      <text:p text:style-name="P23"><text:span text:style-name="T73"><text:tab/></text:span><text:span text:style-name="T149">StudentListVar* m</text:span><text:span text:style-name="T150">in</text:span><text:span text:style-name="T149">_student = Student_List_M</text:span><text:span text:style-name="T150">in</text:span><text:span text:style-name="T149">_total (stl);</text:span></text:p>
      <text:p text:style-name="P26"/>
      <text:p text:style-name="P23"><text:soft-page-break/><text:span text:style-name="T149"><text:tab/>printf (</text:span><text:span text:style-name="T38">"</text:span><text:span text:style-name="T149">Student name: %s has m</text:span><text:span text:style-name="T151">ini</text:span><text:span text:style-name="T149">mum total of: %d\n</text:span><text:span text:style-name="T38">", </text:span><text:span text:style-name="T149">m</text:span><text:span text:style-name="T151">in</text:span><text:span text:style-name="T149">_student-&gt;name, m</text:span><text:span text:style-name="T151">in</text:span><text:span text:style-name="T149">_student-&gt;total);</text:span></text:p>
      <text:p text:style-name="P22"/>
      <text:p text:style-name="P23"><text:span text:style-name="T72"><text:tab/></text:span><text:span text:style-name="T152">Student_</text:span><text:span text:style-name="T153">List_</text:span><text:span text:style-name="T72">Free</text:span><text:span text:style-name="T126"> </text:span><text:span text:style-name="T72">(st</text:span><text:span text:style-name="T145">l</text:span><text:span text:style-name="T72">);</text:span></text:p>
      <text:p text:style-name="P22"/>
      <text:p text:style-name="P22"><text:tab/>EC_Clean();</text:p>
      <text:p text:style-name="P21"/>
      <text:p text:style-name="P21"><text:s text:c="4"/><text:tab/>return 0;</text:p>
      <text:p text:style-name="P6">}</text:p>
      <text:p text:style-name="P43">EC <text:span text:style-name="T79">List</text:span></text:p>
      <text:p text:style-name="P42"><text:tab/><text:span text:style-name="T73">EC </text:span><text:span text:style-name="T79">List </text:span><text:span text:style-name="T86">Loops </text:span><text:span text:style-name="T91">Sort and Invert</text:span></text:p>
      <text:p text:style-name="P34"/>
      <text:p text:style-name="P31">#include <text:span text:style-name="T38">"</text:span>ec.h<text:span text:style-name="T38">"</text:span></text:p>
      <text:p text:style-name="P40"/>
      <text:p text:style-name="P31"><text:span text:style-name="T38">#</text:span>define STUDENT <text:tab/><text:tab/><text:tab/>\</text:p>
      <text:p text:style-name="P31"><text:tab/>int <text:tab/><text:tab/>index;<text:tab/><text:tab/>\</text:p>
      <text:p text:style-name="P31"><text:tab/>char <text:tab/>name[20]; <text:tab/><text:span text:style-name="T89">\</text:span></text:p>
      <text:p text:style-name="P31"><text:tab/><text:span text:style-name="T89">int <text:tab/><text:tab/>total;</text:span></text:p>
      <text:p text:style-name="P31"/>
      <text:p text:style-name="P31"><text:span text:style-name="T38">E</text:span>C_<text:span text:style-name="T79">LIST</text:span>(Student, STUDENT)</text:p>
      <text:p text:style-name="P31">EC_<text:span text:style-name="T79">LIST</text:span><text:span text:style-name="T39">_</text:span>FUNCTIONS(Student)</text:p>
      <text:p text:style-name="P30">EC_LIST_SORT(Student, total)</text:p>
      <text:p text:style-name="P39"/>
      <text:p text:style-name="P21"><text:span text:style-name="T24">int</text:span> main()</text:p>
      <text:p text:style-name="P21">{</text:p>
      <text:p text:style-name="P21"><text:tab/>// <text:span text:style-name="T75">Students data</text:span></text:p>
      <text:p text:style-name="P21"><text:tab/><text:span text:style-name="T75">int <text:s text:c="2"/>index[3] = {100, 101, 102};</text:span></text:p>
      <text:p text:style-name="P42"><text:span text:style-name="T136"><text:tab/></text:span><text:span text:style-name="T137">char* name[3] <text:s/>= {</text:span><text:span text:style-name="T138">"</text:span><text:span text:style-name="T139">Malith</text:span><text:span text:style-name="T138">", "</text:span><text:span text:style-name="T137">Geethike</text:span><text:span text:style-name="T138">", "</text:span><text:span text:style-name="T137">Perera</text:span><text:span text:style-name="T138">"</text:span><text:span text:style-name="T137">};</text:span></text:p>
      <text:p text:style-name="P29"><text:tab/>int <text:s text:c="2"/>total[3] = {94, 98, 90};</text:p>
      <text:p text:style-name="P21"/>
      <text:p text:style-name="P21"><text:s text:c="4"/><text:tab/><text:span text:style-name="T40">Student</text:span><text:span text:style-name="T79">List</text:span><text:span text:style-name="T40">* st</text:span><text:span text:style-name="T81">l</text:span><text:span text:style-name="T42"> </text:span><text:span text:style-name="T72">= Student_</text:span><text:span text:style-name="T79">List</text:span><text:span text:style-name="T72">(</text:span><text:span text:style-name="T88">3</text:span><text:span text:style-name="T72">)</text:span><text:span text:style-name="T40">;</text:span></text:p>
      <text:p text:style-name="P21"/>
      <text:p text:style-name="P21"><text:tab/><text:span text:style-name="T87">int </text:span><text:span text:style-name="T88">i</text:span><text:span text:style-name="T87"> = 0;</text:span></text:p>
      <text:p text:style-name="P21"/>
      <text:p text:style-name="P21"><text:tab/><text:span text:style-name="T81">foreach_list(stl)</text:span></text:p>
      <text:p text:style-name="P21"><text:tab/><text:span text:style-name="T81">{</text:span></text:p>
      <text:p text:style-name="P28"><text:tab/><text:tab/>st<text:span text:style-name="T88">l</text:span><text:span text:style-name="T42">-</text:span><text:span text:style-name="T72">&gt;</text:span><text:span text:style-name="T81">var.</text:span>index = <text:span text:style-name="T81">index[i]</text:span>;</text:p>
      <text:p text:style-name="P23"><text:span text:style-name="T40"><text:tab/><text:tab/></text:span><text:span text:style-name="T94">st</text:span><text:span text:style-name="T88">l</text:span><text:span text:style-name="T42">-</text:span><text:span text:style-name="T72">&gt;</text:span><text:span text:style-name="T81">var</text:span><text:span text:style-name="T42">.</text:span><text:span text:style-name="T94">name <text:s/>= </text:span><text:span text:style-name="T81">name[i]</text:span><text:span text:style-name="T38">;</text:span></text:p>
      <text:p text:style-name="P23"><text:span text:style-name="T38"><text:tab/><text:tab/></text:span><text:span text:style-name="T90">stl-</text:span><text:span text:style-name="T148">&gt;</text:span><text:span text:style-name="T90">var.total = total[i];</text:span></text:p>
      <text:p text:style-name="P27"><text:tab/><text:tab/>i++;</text:p>
      <text:p text:style-name="P25"><text:tab/>}</text:p>
      <text:p text:style-name="P25"/>
      <text:p text:style-name="P25"/>
      <text:p text:style-name="P25"><text:tab/><text:span text:style-name="T90">printf (</text:span>"<text:span text:style-name="T90">All Students\n</text:span>"<text:span text:style-name="T90">);</text:span></text:p>
      <text:p text:style-name="P25"><text:tab/></text:p>
      <text:p text:style-name="P25"><text:span text:style-name="T73"><text:tab/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</text:span><text:span text:style-name="T92">i</text:span><text:span text:style-name="T77">ndex: </text:span><text:span text:style-name="T94">%</text:span><text:span text:style-name="T77">d <text:s/>Name: %s </text:span><text:span text:style-name="T154">Total: %d</text:span><text:span text:style-name="T77">\n</text:span><text:span text:style-name="T38">"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l-</text:span><text:span text:style-name="T155">&gt;</text:span><text:span text:style-name="T77">var-</text:span><text:span text:style-name="T155">&gt;</text:span><text:span text:style-name="T77">name, </text:span><text:span text:style-name="T154">stl-&gt;var-&gt;total</text:span><text:span text:style-name="T77">);</text:span></text:p>
      <text:p text:style-name="P23"><text:span text:style-name="T38"><text:tab/></text:span><text:span text:style-name="T73">}</text:span></text:p>
      <text:p text:style-name="P25"/>
      <text:p text:style-name="P23"><text:span text:style-name="T73"><text:tab/></text:span><text:span text:style-name="T149">Student_List_</text:span><text:span text:style-name="T92">Sort</text:span><text:span text:style-name="T149">_total (stl);</text:span></text:p>
      <text:p text:style-name="P26"/>
      <text:p text:style-name="P25"><text:span text:style-name="T90"><text:tab/>printf (</text:span><text:span text:style-name="T73">"</text:span><text:span text:style-name="T90">Students </text:span><text:span text:style-name="T92">after sort</text:span><text:span text:style-name="T90">\n</text:span><text:span text:style-name="T73">"</text:span><text:span text:style-name="T90">);</text:span></text:p>
      <text:p text:style-name="P25"/>
      <text:p text:style-name="P25"><text:span text:style-name="T73"><text:tab/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oft-page-break/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</text:span><text:span text:style-name="T156">i</text:span><text:span text:style-name="T77">ndex: </text:span><text:span text:style-name="T94">%</text:span><text:span text:style-name="T77">d <text:s/>Name: %s </text:span><text:span text:style-name="T156">Total: %d</text:span><text:span text:style-name="T77">\n</text:span><text:span text:style-name="T38">"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l-</text:span><text:span text:style-name="T156">&gt;</text:span><text:span text:style-name="T77">var-</text:span><text:span text:style-name="T156">&gt;</text:span><text:span text:style-name="T77">name, </text:span><text:span text:style-name="T156">stl-&gt;var-&gt;total</text:span><text:span text:style-name="T77">);</text:span></text:p>
      <text:p text:style-name="P23"><text:span text:style-name="T38"><text:tab/></text:span><text:span text:style-name="T73">}</text:span></text:p>
      <text:p text:style-name="P24"/>
      <text:p text:style-name="P25"><text:span text:style-name="T90"><text:tab/>printf (</text:span><text:span text:style-name="T73">"</text:span><text:span text:style-name="T90">Students </text:span><text:span text:style-name="T92">after </text:span><text:span text:style-name="T93">invert</text:span><text:span text:style-name="T90">\n</text:span><text:span text:style-name="T73">"</text:span><text:span text:style-name="T90">);</text:span></text:p>
      <text:p text:style-name="P25"/>
      <text:p text:style-name="P25"><text:span text:style-name="T73"><text:tab/>foreach_</text:span><text:span text:style-name="T85">list</text:span><text:span text:style-name="T73">(st</text:span><text:span text:style-name="T85">l</text:span><text:span text:style-name="T73">)</text:span></text:p>
      <text:p text:style-name="P24"><text:tab/>{</text:p>
      <text:p text:style-name="P23"><text:span text:style-name="T38"><text:tab/><text:tab/></text:span><text:span text:style-name="T77">printf (</text:span><text:span text:style-name="T38">"</text:span><text:span text:style-name="T134">Stud</text:span><text:span text:style-name="T85">e</text:span><text:span text:style-name="T134">nt </text:span><text:span text:style-name="T156">i</text:span><text:span text:style-name="T77">ndex: </text:span><text:span text:style-name="T94">%</text:span><text:span text:style-name="T77">d <text:s/>Name: %s </text:span><text:span text:style-name="T156">Total: %d</text:span><text:span text:style-name="T77">\n</text:span><text:span text:style-name="T38">", </text:span><text:span text:style-name="T77">st</text:span><text:span text:style-name="T85">l</text:span><text:span text:style-name="T42">-</text:span><text:span text:style-name="T72">&gt;</text:span><text:span text:style-name="T73">var-&gt;</text:span><text:span text:style-name="T77">index, stl-</text:span><text:span text:style-name="T156">&gt;</text:span><text:span text:style-name="T77">var-</text:span><text:span text:style-name="T156">&gt;</text:span><text:span text:style-name="T77">name, </text:span><text:span text:style-name="T156">stl-&gt;var-&gt;total</text:span><text:span text:style-name="T77">);</text:span></text:p>
      <text:p text:style-name="P23"><text:span text:style-name="T38"><text:tab/></text:span><text:span text:style-name="T73">}</text:span></text:p>
      <text:p text:style-name="P22"/>
      <text:p text:style-name="P23"><text:span text:style-name="T72"><text:tab/></text:span><text:span text:style-name="T152">Student_</text:span><text:span text:style-name="T153">List_</text:span><text:span text:style-name="T72">Free</text:span><text:span text:style-name="T126"> </text:span><text:span text:style-name="T72">(st</text:span><text:span text:style-name="T145">l</text:span><text:span text:style-name="T72">);</text:span></text:p>
      <text:p text:style-name="P22"/>
      <text:p text:style-name="P22"><text:tab/>EC_Clean();</text:p>
      <text:p text:style-name="P21"/>
      <text:p text:style-name="P21"><text:s text:c="4"/><text:tab/>return 0;</text:p>
      <text:p text:style-name="P6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Gidugu" svg:font-family="Gidugu" style:font-pitch="variable"/>
    <style:font-face style:name="Impact" svg:font-family="Impact" style:font-family-generic="swiss" style:font-pitch="variable"/>
    <style:font-face style:name="Jamrul" svg:font-family="Jamru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17:12.840408498</meta:creation-date>
    <meta:generator>LibreOffice/7.3.7.2$Linux_X86_64 LibreOffice_project/30$Build-2</meta:generator>
    <dc:date>2024-06-29T22:50:37.620546731</dc:date>
    <meta:editing-duration>PT44M46S</meta:editing-duration>
    <meta:editing-cycles>27</meta:editing-cycles>
    <meta:document-statistic meta:table-count="0" meta:image-count="0" meta:object-count="0" meta:page-count="23" meta:paragraph-count="410" meta:word-count="1550" meta:character-count="10911" meta:non-whitespace-character-count="9183"/>
  </office:meta>
</office:document-meta>
</file>